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 style:master-page-name="Standard">
      <style:paragraph-properties fo:text-align="center" style:justify-single-word="false" style:page-number="1"/>
    </style:style>
    <style:style style:name="P3" style:family="paragraph" style:parent-style-name="normal">
      <style:text-properties fo:font-weight="bold" style:font-weight-asian="bold"/>
    </style:style>
    <style:style style:name="P4" style:family="paragraph" style:parent-style-name="normal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normal">
      <style:paragraph-properties fo:text-align="start" style:justify-single-word="false"/>
      <style:text-properties fo:font-weight="bold" style:font-weight-asian="bold"/>
    </style:style>
    <style:style style:name="P6" style:family="paragraph" style:parent-style-name="normal">
      <style:text-properties fo:color="#ff0000" loext:opacity="100%" fo:font-weight="bold" style:font-weight-asian="bold"/>
    </style:style>
    <style:style style:name="P7" style:family="paragraph" style:parent-style-name="normal">
      <style:text-properties fo:color="#ff3333" loext:opacity="100%" fo:font-weight="bold" style:font-weight-asian="bold"/>
    </style:style>
    <style:style style:name="P8" style:family="paragraph" style:parent-style-name="normal">
      <style:text-properties fo:color="#ff3333" loext:opacity="100%"/>
    </style:style>
    <style:style style:name="P9" style:family="paragraph" style:parent-style-name="normal">
      <style:paragraph-properties fo:text-align="start" style:justify-single-word="false"/>
    </style:style>
    <style:style style:name="P10" style:family="paragraph" style:parent-style-name="normal">
      <style:paragraph-properties fo:margin-left="1.27cm" fo:text-indent="0cm" style:auto-text-indent="false"/>
    </style:style>
    <style:style style:name="P11" style:family="paragraph" style:parent-style-name="normal" style:list-style-name="WWNum1">
      <style:paragraph-properties fo:margin-left="1.27cm" fo:margin-top="0.423cm" fo:margin-bottom="0cm" style:contextual-spacing="false" fo:line-height="100%" fo:text-indent="-0.635cm" style:auto-text-indent="false"/>
    </style:style>
    <style:style style:name="P12" style:family="paragraph" style:parent-style-name="normal" style:list-style-name="WWNum1">
      <style:paragraph-properties fo:margin-left="1.27cm" fo:margin-top="0cm" fo:margin-bottom="0cm" style:contextual-spacing="false" fo:line-height="100%" fo:text-indent="-0.635cm" style:auto-text-indent="false"/>
    </style:style>
    <style:style style:name="P13" style:family="paragraph" style:parent-style-name="normal" style:list-style-name="WWNum1">
      <style:paragraph-properties fo:margin-left="1.27cm" fo:margin-top="0cm" fo:margin-bottom="0.423cm" style:contextual-spacing="false" fo:line-height="100%" fo:text-indent="-0.635cm" style:auto-text-indent="false"/>
    </style:style>
    <style:style style:name="P14" style:family="paragraph" style:parent-style-name="normal">
      <style:text-properties officeooo:paragraph-rsid="0007f46f"/>
    </style:style>
    <style:style style:name="P15" style:family="paragraph" style:parent-style-name="normal">
      <style:text-properties fo:font-size="11pt" style:font-size-asian="11pt" style:font-size-complex="11pt"/>
    </style:style>
    <style:style style:name="P16" style:family="paragraph" style:parent-style-name="normal">
      <style:text-properties style:font-name="arial" fo:font-size="11pt" style:font-size-asian="11pt" style:font-size-complex="11pt"/>
    </style:style>
    <style:style style:name="P17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8pt" fo:font-weight="bold" officeooo:rsid="0007f46f" style:font-size-asian="18pt" style:font-weight-asian="bold" style:font-size-complex="18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normal" style:font-weight-asian="normal"/>
    </style:style>
    <style:style style:name="T5" style:family="text">
      <style:text-properties fo:color="#ff0000" loext:opacity="100%" style:text-underline-style="solid" style:text-underline-width="auto" style:text-underline-color="font-color" fo:font-weight="bold" style:font-weight-asian="bold"/>
    </style:style>
    <style:style style:name="T6" style:family="text">
      <style:text-properties fo:color="#ff0000" loext:opacity="100%" fo:font-weight="bold" style:font-weight-asian="bold"/>
    </style:style>
    <style:style style:name="T7" style:family="text">
      <style:text-properties fo:color="#ff0000" loext:opacity="100%"/>
    </style:style>
    <style:style style:name="T8" style:family="text">
      <style:text-properties fo:color="#1155cc" loext:opacity="100%" style:text-underline-style="solid" style:text-underline-width="auto" style:text-underline-color="font-color" fo:font-weight="bold" style:font-weight-asian="bold"/>
    </style:style>
    <style:style style:name="T9" style:family="text">
      <style:text-properties fo:color="#1155cc" loext:opacity="100%" style:text-underline-style="solid" style:text-underline-width="auto" style:text-underline-color="font-color"/>
    </style:style>
    <style:style style:name="T10" style:family="text">
      <style:text-properties fo:color="#ff3333" loext:opacity="100%" fo:font-weight="bold" style:font-weight-asian="bold"/>
    </style:style>
    <style:style style:name="T11" style:family="text">
      <style:text-properties fo:color="#ff3333" loext:opacity="100%"/>
    </style:style>
    <style:style style:name="T12" style:family="text">
      <style:text-properties style:font-name="Arial" fo:font-style="italic" style:font-name-asian="Arial2" style:font-style-asian="italic" style:font-name-complex="Arial2"/>
    </style:style>
    <style:style style:name="T13" style:family="text">
      <style:text-properties style:font-name="Arial" style:font-name-asian="Arial2" style:font-name-complex="Arial2"/>
    </style:style>
    <style:style style:name="T14" style:family="text">
      <style:text-properties fo:background-color="#ffff00"/>
    </style:style>
    <style:style style:name="T15" style:family="text">
      <style:text-properties fo:font-size="11pt" officeooo:rsid="0007f46f" style:font-size-asian="11pt" style:font-size-complex="11pt"/>
    </style:style>
    <style:style style:name="T16" style:family="text">
      <style:text-properties style:font-name="arial" fo:font-size="11pt" officeooo:rsid="0007f46f" style:font-size-asian="11pt" style:font-size-complex="11pt"/>
    </style:style>
    <style:style style:name="T17" style:family="text">
      <style:text-properties style:font-name="arial" officeooo:rsid="0007f46f"/>
    </style:style>
    <style:style style:name="T18" style:family="text">
      <style:text-properties style:font-name="arial" fo:font-size="12pt" officeooo:rsid="0007f46f" style:font-size-asian="12pt" style:font-size-complex="12pt"/>
    </style:style>
    <style:style style:name="T19" style:family="text">
      <style:text-properties style:font-name="arial" fo:font-size="12pt" fo:font-style="italic" officeooo:rsid="0007f46f" style:font-size-asian="12pt" style:font-style-asian="italic" style:font-size-complex="12pt" style:font-style-complex="italic"/>
    </style:style>
    <style:style style:name="T20" style:family="text">
      <style:text-properties style:font-name="arial" fo:font-size="12pt" fo:font-style="italic" fo:font-weight="bold" officeooo:rsid="0007f46f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style:font-name="arial" fo:font-size="12pt" fo:font-style="italic" fo:font-weight="normal" officeooo:rsid="0007f46f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arial" fo:font-size="12pt" fo:font-style="normal" fo:font-weight="bold" officeooo:rsid="0007f46f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Consultas Overpass <text:s/></text:span><text:span text:style-name="T2">v1.0</text:span></text:p>
      <text:p text:style-name="P3" loext:marker-style-name="T3"/>
      <text:p text:style-name="P3" loext:marker-style-name="T3"/>
      <text:p text:style-name="normal" loext:marker-style-name="T3"><text:span text:style-name="T3">Índice:</text:span><text:span text:style-name="T3"/></text:p>
      <text:p text:style-name="P3" loext:marker-style-name="T3"/>
      <text:p text:style-name="normal"><text:span text:style-name="T4">1. Lomba</text:span>das no Brasil (apenas nodes, gera dados csv para criar alertas no Garmin).</text:p>
      <text:p text:style-name="normal"/>
      <text:p text:style-name="normal">2. Lombadas no Brasil (node/way/relation, visualiza no mapa, exporta gpx/kml).</text:p>
      <text:p text:style-name="normal"/>
      <text:p text:style-name="normal">3. Lombadas em uma cidade (identificadas por tipo, apenas nodes, gera dados csv).</text:p>
      <text:p text:style-name="normal"/>
      <text:p text:style-name="normal">4. Pedágios com tarifas no Brasil (apenas nodes, dados em csv, tarifas).</text:p>
      <text:p text:style-name="normal"/>
      <text:p text:style-name="normal">5. Pedágios com tarifas no Brasil (node/way/relation, dados csv, tarifas).</text:p>
      <text:p text:style-name="normal"/>
      <text:p text:style-name="normal">6. Localiza pedágio de determinada cidade (Paraibuna).</text:p>
      <text:p text:style-name="normal"/>
      <text:p text:style-name="normal">7. Milestones (marcos quilométricos) no Brasil, em coordenadas csv.</text:p>
      <text:p text:style-name="normal"/>
      <text:p text:style-name="normal">8. Milestones de uma cidade, com a label do km em cores (node, mapa, gpx, kml).</text:p>
      <text:p text:style-name="normal"/>
      <text:p text:style-name="normal">9. Milestones do Brasil que não tem a tag ref (node, mapa, gpx, kml).</text:p>
      <text:p text:style-name="normal"/>
      <text:p text:style-name="normal">10. Localiza polícias rodoviárias com a tag police=traffic_police (as áreas foram transformadas em center).</text:p>
      <text:p text:style-name="normal"/>
      <text:p text:style-name="normal">11. Localiza marcos km (milestones) nas vias, próximos 30m da tag police=traffic_police.</text:p>
      <text:p text:style-name="normal"/>
      <text:p text:style-name="normal">12. Limite de cidades (traffic_sign=city_limit), consulta para obter name (dados csv).</text:p>
      <text:p text:style-name="P3" loext:marker-style-name="T3"/>
      <text:p text:style-name="normal">13. Limite de cidades (city_limit), obtém as coordenadas dos pontos (dados csv).</text:p>
      <text:p text:style-name="normal"/>
      <text:p text:style-name="normal">14. Limite de cidades (city_limit) do Brasil (node/way/relation, mapa, gpx, kml).</text:p>
      <text:p text:style-name="normal"/>
      <text:p text:style-name="normal" loext:marker-style-name="T3">15. Radares no Brasil (node/way/relation, mapa, gpx, kml).<text:span text:style-name="T3"/></text:p>
      <text:p text:style-name="P3" loext:marker-style-name="T3"/>
      <text:p text:style-name="normal">16. Radares em Jaraguá do Sul (node/way/relation, mapa, gpx, kml).</text:p>
      <text:p text:style-name="normal"/>
      <text:p text:style-name="normal">17. Radares em Jaraguá, exibe a velocidade do radar com cores e labels (node/way/relation, mapa, gpx, kml).</text:p>
      <text:p text:style-name="normal"/>
      <text:p text:style-name="normal">18. Postos Combustíveis em Jaraguá do Sul, obtém centros geométricos “center” (node/way/relation, mapa, gpx, kml).</text:p>
      <text:p text:style-name="normal"/>
      <text:p text:style-name="normal">19. Consulta muito interessante da Mapbox, com labels e vias em cores diferentes. [estudar como é feita]</text:p>
      <text:p text:style-name="normal"/>
      <text:p text:style-name="normal">20. Estradas rurais de Jaraguá do Sul (node/way/relation, mapa, gpx, kml).</text:p>
      <text:p text:style-name="normal"/>
      <text:p text:style-name="normal">21. Estradas rurais principais de Jaraguá do Sul, com a ref “JGS” (node/way/relation, mapa, gpx, kml).</text:p>
      <text:p text:style-name="normal"/>
      <text:p text:style-name="normal"><text:soft-page-break/>22. Localiza todas as vias que contenham “JGS” na tag “name” ou “alt_name”.</text:p>
      <text:p text:style-name="normal"/>
      <text:p text:style-name="normal">23. Estacionamentos localizados no raio de 1000m de um ponto estabelecido (node/way, mapa, gpx, kml).</text:p>
      <text:p text:style-name="normal"/>
      <text:p text:style-name="normal">24. Obtém os elementos de uma relação (node/way/relation, mapa, gpx, kml).</text:p>
      <text:p text:style-name="normal"/>
      <text:p text:style-name="normal">25. Obtém as coordenadas dos pontos de uma relação (dados csv).</text:p>
      <text:p text:style-name="normal">[usar nos radares]</text:p>
      <text:p text:style-name="normal"/>
      <text:p text:style-name="normal">26. Hidrantes adicionados por determinado usuário (node/way/relation, mapa, gpx, kml).</text:p>
      <text:p text:style-name="normal">[emergency=hydrant and user:nnn]</text:p>
      <text:p text:style-name="normal"/>
      <text:p text:style-name="normal">27. Edições de um usuário (user) em Jaraguá do Sul.</text:p>
      <text:p text:style-name="normal"/>
      <text:p text:style-name="normal">28. Pontes de Jaraguá do Sul.</text:p>
      <text:p text:style-name="normal"/>
      <text:p text:style-name="normal">29. Todas as edificações que tem “building:levels” maior que 01 andar.</text:p>
      <text:p text:style-name="normal"/>
      <text:p text:style-name="normal">30. Todas as edificações que tem “building:levels” maior que 01 andar e não são building=house.</text:p>
      <text:p text:style-name="normal"/>
      <text:p text:style-name="normal">31. Totais de comprimentos de vias conforme as superfícies (Jaraguá do Sul).</text:p>
      <text:p text:style-name="normal"/>
      <text:p text:style-name="normal">32. Obtém, visualiza e colore as superfícies das vias (Jaraguá do Sul).</text:p>
      <text:p text:style-name="normal">[ bom para aprender sobre styles]</text:p>
      <text:p text:style-name="normal"/>
      <text:p text:style-name="normal">33. Obtém as ruas que não tem a tag “surface” (Jaraguá do Sul).</text:p>
      <text:p text:style-name="normal"/>
      <text:p text:style-name="normal">34. Obtém os dados das vias de Jaraguá do Sul, para usar no UMAP.</text:p>
      <text:p text:style-name="normal"/>
      <text:p text:style-name="normal">35. Obtém vias “unpaved” e colore em vermelho (Jaraguá do Sul).</text:p>
      <text:p text:style-name="normal"/>
      <text:p text:style-name="normal">36. Obtém todas as vias com a “surface=unpaved” (Jaraguá do Sul).</text:p>
      <text:p text:style-name="normal"/>
      <text:p text:style-name="normal">37. Obtém todas as vias com a “surface= paved” (Jaraguá do Sul).</text:p>
      <text:p text:style-name="normal"/>
      <text:p text:style-name="normal">38. Obtém todas as ruas menores que 10 m (width&lt;10) de Jaraguá do Sul.</text:p>
      <text:p text:style-name="normal"/>
      <text:p text:style-name="normal">39. Obtém todas as calçadas menores que 2 m (sidewalk&lt;2) em Jaraguá do Sul.</text:p>
      <text:p text:style-name="normal"/>
      <text:p text:style-name="normal">40. Obtém todas as ruas que não tem a tag de calçada (sidewalk:width) em Jaraguá do Sul.</text:p>
      <text:p text:style-name="normal"/>
      <text:p text:style-name="normal">41. Obtém os comprimentos de vias, conforme a pavimentação, de um bairro (Tifa Monos) de Jaraguá do Sul (usando geocode).</text:p>
      <text:p text:style-name="normal"/>
      <text:p text:style-name="normal">42. Obtém os comprimentos de vias, conforme a pavimentação, de um bairro (Ilha da Figueira) de Jaraguá do Sul (usando area).</text:p>
      <text:p text:style-name="normal"/>
      <text:p text:style-name="normal">43. Localiza todas as servidões do bairro Centro, de Jaraguá do Sul (mapa).</text:p>
      <text:p text:style-name="normal"/>
      <text:p text:style-name="normal">44. Lista pelo nome, todas as servidões do bairro Centro de Jaraguá do Sul.</text:p>
      <text:p text:style-name="P3" loext:marker-style-name="T3"/>
      <text:p text:style-name="normal"><text:soft-page-break/>45. Localiza todas as vias com um determinado nome (Tobias), em Jaraguá do Sul.</text:p>
      <text:p text:style-name="normal"/>
      <text:p text:style-name="normal">46. Lista todas as vias com um determinado nome (Tobias), em Jaraguá do Sul.</text:p>
      <text:p text:style-name="P3" loext:marker-style-name="T3"/>
      <text:p text:style-name="normal">47. Lista os “addr:subur” de objetos de um determinado bairro. Serve para verificar se estão cadastrados nos bairros corretos.</text:p>
      <text:p text:style-name="normal"/>
      <text:p text:style-name="normal">48. Lista os “addr:suburb” cadastrados na cidade. Serve para verificar erros de grafia na tag.</text:p>
      <text:p text:style-name="normal"/>
      <text:p text:style-name="normal">49. Obtém todos os cursos de água (waterway=*) sem a tag “name” de Jaraguá do Sul.</text:p>
      <text:p text:style-name="normal"/>
      <text:p text:style-name="normal">50. Obtém os rios (waterway=river) sem a tag “name” de Jaraguá do Sul.</text:p>
      <text:p text:style-name="P3" loext:marker-style-name="T3"/>
      <text:p text:style-name="normal">51. Obtém a relação que compõe os limites de um município (São João do Itaperiú). Pode ser usada para conseguir o arquivo gpx/kml do município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normal"/>
      <text:p text:style-name="normal" loext:marker-style-name="T3"><text:span text:style-name="T3">1. Lombadas no Brasil (apenas nodes, gera dados csv para criar alertas no Garmin):</text:span><text:span text:style-name="T3"/></text:p>
      <text:p text:style-name="normal"/>
      <text:p text:style-name="normal" loext:marker-style-name="T6"><text:a xlink:type="simple" xlink:href="http://overpass-turbo.eu/s/vUY" text:style-name="ListLabel_20_10" text:visited-style-name="ListLabel_20_10"><text:span text:style-name="T5">http://overpass-turbo.eu/s/vUY</text:span></text:a></text:p>
      <text:p text:style-name="normal"/>
      <text:p text:style-name="normal">[out:csv(::lon,::lat,::type)][timeout:900];</text:p>
      <text:p text:style-name="normal">{{geocodeArea:Brasil}}-&gt;.searchArea;</text:p>
      <text:p text:style-name="normal"><text:soft-page-break/></text:p>
      <text:p text:style-name="normal">(</text:p>
      <text:p text:style-name="normal"><text:s text:c="2"/>node["traffic_calming"="bump"](area.searchArea); <text:s text:c="4"/></text:p>
      <text:p text:style-name="normal"><text:s text:c="2"/>node["traffic_calming"="hump"](area.searchArea);</text:p>
      <text:p text:style-name="normal"><text:s text:c="2"/>node["traffic_calming"="table"](area.searchArea);</text:p>
      <text:p text:style-name="normal">);</text:p>
      <text:p text:style-name="normal"/>
      <text:p text:style-name="normal">out body;</text:p>
      <text:p text:style-name="normal">&gt;;</text:p>
      <text:p text:style-name="normal">out skel qt;</text:p>
      <text:p text:style-name="normal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normal"/>
      <text:p text:style-name="normal" loext:marker-style-name="T3"><text:span text:style-name="T3">2. Lombadas no Brasil (node/way/relation, visualiza no mapa, exporta gpx/kml):</text:span><text:span text:style-name="T3"/></text:p>
      <text:p text:style-name="normal" loext:marker-style-name="T3"><text:span text:style-name="T3">[bump, hump, table, sem yes]</text:span><text:span text:style-name="T3"/></text:p>
      <text:p text:style-name="normal"/>
      <text:p text:style-name="normal" loext:marker-style-name="T6"><text:a xlink:type="simple" xlink:href="http://overpass-turbo.eu/s/HNT" text:style-name="ListLabel_20_10" text:visited-style-name="ListLabel_20_10"><text:span text:style-name="T5">http://overpass-turbo.eu/s/HNT</text:span></text:a></text:p>
      <text:p text:style-name="P6" loext:marker-style-name="T6"/>
      <text:p text:style-name="normal">[out:json][timeout:900];</text:p>
      <text:p text:style-name="normal">{{geocodeArea:Brasil}}-&gt;.searchArea;</text:p>
      <text:p text:style-name="normal">(</text:p>
      <text:p text:style-name="normal"><text:s text:c="2"/>node["traffic_calming"="table"](area.searchArea);</text:p>
      <text:p text:style-name="normal"><text:s text:c="2"/>way["traffic_calming"="table"](area.searchArea);</text:p>
      <text:p text:style-name="normal"><text:s text:c="2"/>relation["traffic_calming"="table"](area.searchArea);</text:p>
      <text:p text:style-name="normal"><text:s text:c="2"/>node["traffic_calming"="hump"](area.searchArea);</text:p>
      <text:p text:style-name="normal"><text:s text:c="2"/>way["traffic_calming"="hump"](area.searchArea);</text:p>
      <text:p text:style-name="normal"><text:s text:c="2"/>relation["traffic_calming"="hump"](area.searchArea);</text:p>
      <text:p text:style-name="normal"><text:s text:c="2"/>node["traffic_calming"="bump"](area.searchArea);</text:p>
      <text:p text:style-name="normal"><text:s text:c="2"/>way["traffic_calming"="bump"](area.searchArea);</text:p>
      <text:p text:style-name="normal"><text:s text:c="2"/>relation["traffic_calming"="bump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normal"/>
      <text:p text:style-name="normal" loext:marker-style-name="T3"><text:span text:style-name="T3">3. Lombadas em uma cidade (identificadas por tipo, apenas nodes, gera dados csv):</text:span><text:span text:style-name="T3"/></text:p>
      <text:p text:style-name="normal"/>
      <text:p text:style-name="normal" loext:marker-style-name="T6"><text:a xlink:type="simple" xlink:href="http://overpass-turbo.eu/s/HNN" text:style-name="ListLabel_20_11" text:visited-style-name="ListLabel_20_11"><text:span text:style-name="T8">http://overpass-turbo.eu/s/HNN</text:span></text:a></text:p>
      <text:p text:style-name="normal"/>
      <text:p text:style-name="normal"><text:soft-page-break/>[out:csv(::lat,::lon,"traffic_calming")][timeout:900];</text:p>
      <text:p text:style-name="normal">{{geocodeArea:Guaramirim}}-&gt;.searchArea;</text:p>
      <text:p text:style-name="normal">(</text:p>
      <text:p text:style-name="normal"><text:s text:c="2"/>node["traffic_calming"="bump"](area.searchArea); <text:s text:c="4"/></text:p>
      <text:p text:style-name="normal"><text:s text:c="2"/>node["traffic_calming"="hump"](area.searchArea);</text:p>
      <text:p text:style-name="normal"><text:s text:c="2"/>node["traffic_calming"="table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normal"/>
      <text:p text:style-name="normal" loext:marker-style-name="T3"><text:span text:style-name="T3">4. Pedágios com tarifas no Brasil (apenas nodes, dados em csv, tarifas):</text:span><text:span text:style-name="T3"/></text:p>
      <text:p text:style-name="normal"/>
      <text:p text:style-name="normal" loext:marker-style-name="T6"><text:a xlink:type="simple" xlink:href="http://overpass-turbo.eu/s/HNW" text:style-name="ListLabel_20_10" text:visited-style-name="ListLabel_20_10"><text:span text:style-name="T5">http://overpass-turbo.eu/s/HNW</text:span></text:a></text:p>
      <text:p text:style-name="normal"/>
      <text:p text:style-name="normal">[out:csv(::lon,::lat,"charge","barrier",::type,::id)][timeout:900];</text:p>
      <text:p text:style-name="normal">{{geocodeArea:Brasil}}-&gt;.searchArea;</text:p>
      <text:p text:style-name="normal">(</text:p>
      <text:p text:style-name="normal"><text:s text:c="2"/>node["barrier"="toll_booth"]["charge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P4" loext:marker-style-name="T3"/>
      <text:p text:style-name="normal" loext:marker-style-name="T3"><text:span text:style-name="T3">5. Pedágios com tarifas no Brasil (node/way/relation, dados csv, tarifas):</text:span><text:span text:style-name="T3"/></text:p>
      <text:p text:style-name="P3" loext:marker-style-name="T3"/>
      <text:p text:style-name="normal" loext:marker-style-name="T6"><text:span text:style-name="T6">http://overpass-turbo.eu/s/HNX</text:span><text:span text:style-name="T6"/></text:p>
      <text:p text:style-name="normal"/>
      <text:p text:style-name="normal">[out:csv(::lon,::lat,"charge","barrier",::type,::id)][timeout:900];</text:p>
      <text:p text:style-name="normal">{{geocodeArea:Brasil}}-&gt;.searchArea;</text:p>
      <text:p text:style-name="normal">(</text:p>
      <text:p text:style-name="normal"><text:s text:c="2"/>node["barrier"="toll_booth"]["charge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P4" loext:marker-style-name="T3"/>
      <text:p text:style-name="P4" loext:marker-style-name="T3"/>
      <text:p text:style-name="P4" loext:marker-style-name="T3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P4" loext:marker-style-name="T3"/>
      <text:p text:style-name="normal" loext:marker-style-name="T3"><text:span text:style-name="T3">6. Localiza pedágio de determinada cidade (Paraibuna):</text:span><text:span text:style-name="T3"/></text:p>
      <text:p text:style-name="P3" loext:marker-style-name="T3"><text:soft-page-break/></text:p>
      <text:p text:style-name="normal" loext:marker-style-name="T6"><text:a xlink:type="simple" xlink:href="http://overpass-turbo.eu/s/HQi" text:style-name="ListLabel_20_10" text:visited-style-name="ListLabel_20_10"><text:span text:style-name="T5">http://overpass-turbo.eu/s/HQi</text:span></text:a></text:p>
      <text:p text:style-name="normal"/>
      <text:p text:style-name="normal">[out:json][timeout:25];</text:p>
      <text:p text:style-name="normal">{{geocodeArea:Paraibuna}}-&gt;.searchArea;</text:p>
      <text:p text:style-name="normal">(</text:p>
      <text:p text:style-name="normal"><text:s text:c="2"/>node["barrier"="toll_booth"](area.searchArea);</text:p>
      <text:p text:style-name="normal"><text:s text:c="2"/>way["barrier"="toll_booth"](area.searchArea);</text:p>
      <text:p text:style-name="normal"><text:s text:c="2"/>relation["barrier"="toll_booth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P4" loext:marker-style-name="T3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P4" loext:marker-style-name="T3"/>
      <text:p text:style-name="normal" loext:marker-style-name="T3"><text:span text:style-name="T3">7. Milestones (marcos quilométricos) no Brasil, em coordenadas csv:</text:span><text:span text:style-name="T3"/></text:p>
      <text:p text:style-name="P3" loext:marker-style-name="T3"/>
      <text:p text:style-name="normal" loext:marker-style-name="T6"><text:a xlink:type="simple" xlink:href="http://overpass-turbo.eu/s/HO9" text:style-name="ListLabel_20_10" text:visited-style-name="ListLabel_20_10"><text:span text:style-name="T5">http://overpass-turbo.eu/s/HO9</text:span></text:a></text:p>
      <text:p text:style-name="P3" loext:marker-style-name="T3"/>
      <text:p text:style-name="normal">[out:csv(::lon,::lat,"distance","ref",::type,::id)][timeout:900];</text:p>
      <text:p text:style-name="normal">{{geocodeArea:Brasil}}-&gt;.searchArea;</text:p>
      <text:p text:style-name="normal">(</text:p>
      <text:p text:style-name="normal">node["highway"="milestone"](area.searchArea);</text:p>
      <text:p text:style-name="normal"><text:s text:c="2"/>);</text:p>
      <text:p text:style-name="normal">out body;</text:p>
      <text:p text:style-name="normal">&gt;;</text:p>
      <text:p text:style-name="normal">out skel qt;</text:p>
      <text:p text:style-name="normal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normal"/>
      <text:p text:style-name="normal" loext:marker-style-name="T3"><text:span text:style-name="T3">8. Milestones de uma cidade, com a label do km em cores (node, mapa, gpx, kml):</text:span><text:span text:style-name="T3"/></text:p>
      <text:p text:style-name="P3" loext:marker-style-name="T3"/>
      <text:p text:style-name="normal" loext:marker-style-name="T6"><text:a xlink:type="simple" xlink:href="http://overpass-turbo.eu/s/HNZ" text:style-name="ListLabel_20_10" text:visited-style-name="ListLabel_20_10"><text:span text:style-name="T5">http://overpass-turbo.eu/s/HNZ</text:span></text:a></text:p>
      <text:p text:style-name="P7" loext:marker-style-name="T10"/>
      <text:p text:style-name="normal">[out:json][timeout:900];</text:p>
      <text:p text:style-name="normal">{{geocodeArea:Jaragua do Sul}}-&gt;.searchArea;</text:p>
      <text:p text:style-name="normal">(</text:p>
      <text:p text:style-name="normal"><text:s text:c="2"/>node["highway"="milestone"](area.searchArea);</text:p>
      <text:p text:style-name="normal"><text:s text:c="2"/>);</text:p>
      <text:p text:style-name="normal">out body;</text:p>
      <text:p text:style-name="normal">&gt;;</text:p>
      <text:p text:style-name="normal">out skel qt;</text:p>
      <text:p text:style-name="normal"/>
      <text:p text:style-name="normal">{{style:</text:p>
      <text:p text:style-name="normal"/>
      <text:p text:style-name="normal">node[highway]{</text:p>
      <text:p text:style-name="normal"><text:s text:c="2"/>text: distance;</text:p>
      <text:p text:style-name="normal"><text:s text:c="2"/>color:red;</text:p>
      <text:p text:style-name="normal">}</text:p>
      <text:p text:style-name="normal"><text:soft-page-break/>}}</text:p>
      <text:p text:style-name="P3" loext:marker-style-name="T3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P3" loext:marker-style-name="T3"/>
      <text:p text:style-name="normal" loext:marker-style-name="T3"><text:span text:style-name="T3">9. Milestones do Brasil que não tem a tag ref (node, mapa, gpx, kml):</text:span><text:span text:style-name="T3"/></text:p>
      <text:p text:style-name="normal"/>
      <text:p text:style-name="normal" loext:marker-style-name="T6"><text:a xlink:type="simple" xlink:href="https://overpass-turbo.eu/s/GlS" text:style-name="ListLabel_20_10" text:visited-style-name="ListLabel_20_10"><text:span text:style-name="T5">https://overpass-turbo.eu/s/GlS</text:span></text:a></text:p>
      <text:p text:style-name="normal"/>
      <text:p text:style-name="normal">[out:json][timeout:250];</text:p>
      <text:p text:style-name="normal">{{geocodeArea:Brasil}}-&gt;.searchArea;</text:p>
      <text:p text:style-name="normal">(</text:p>
      <text:p text:style-name="normal"><text:s text:c="2"/>node["highway"="milestone"][!"ref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P3" loext:marker-style-name="T3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P3" loext:marker-style-name="T3"/>
      <text:p text:style-name="normal" loext:marker-style-name="T3"><text:span text:style-name="T3">10. Localiza polícias rodoviárias com a tag police=traffic_police (as áreas foram transformadas em center):</text:span><text:span text:style-name="T3"/></text:p>
      <text:p text:style-name="normal"/>
      <text:p text:style-name="normal" loext:marker-style-name="T6"><text:a xlink:type="simple" xlink:href="http://overpass-turbo.eu/s/CMw" text:style-name="ListLabel_20_10" text:visited-style-name="ListLabel_20_10"><text:span text:style-name="T5">http://overpass-turbo.eu/s/CMw</text:span></text:a></text:p>
      <text:p text:style-name="P3" loext:marker-style-name="T3"/>
      <text:p text:style-name="normal">[out:json][timeout:100];</text:p>
      <text:p text:style-name="normal"/>
      <text:p text:style-name="normal">{{geocodeArea:brasil}}-&gt;.searchArea;</text:p>
      <text:p text:style-name="normal"/>
      <text:p text:style-name="normal">(</text:p>
      <text:p text:style-name="normal"><text:s/>node["police"="traffic_police"](area.searchArea);</text:p>
      <text:p text:style-name="normal"><text:s text:c="2"/>way["police"="traffic_police"](area.searchArea);</text:p>
      <text:p text:style-name="normal"><text:s text:c="2"/>relation["police"="traffic_police"](area.searchArea);</text:p>
      <text:p text:style-name="normal">);</text:p>
      <text:p text:style-name="normal"/>
      <text:p text:style-name="normal">out center;</text:p>
      <text:p text:style-name="P3" loext:marker-style-name="T3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normal"/>
      <text:p text:style-name="normal" loext:marker-style-name="T3"><text:span text:style-name="T3">11. Localiza os marcos km (milestones) nas vias, próximos 30m da tag police=traffic_police:</text:span><text:span text:style-name="T3"/></text:p>
      <text:p text:style-name="normal">[faz duas pesquisas e depois cruza os dados]</text:p>
      <text:p text:style-name="normal"/>
      <text:p text:style-name="normal" loext:marker-style-name="T6"><text:a xlink:type="simple" xlink:href="http://overpass-turbo.eu/s/HQf" text:style-name="ListLabel_20_10" text:visited-style-name="ListLabel_20_10"><text:span text:style-name="T5">http://overpass-turbo.eu/s/HQf</text:span></text:a></text:p>
      <text:p text:style-name="normal"/>
      <text:p text:style-name="normal">[out:json][timeout:900];</text:p>
      <text:p text:style-name="normal">{{geocodeArea:Brasil}}-&gt;.searchArea;</text:p>
      <text:p text:style-name="normal"/>
      <text:p text:style-name="normal">// determine set of police=taffic_police</text:p>
      <text:p text:style-name="normal">(</text:p>
      <text:p text:style-name="normal"><text:s text:c="2"/>node[police=traffic_police](area.searchArea);</text:p>
      <text:p text:style-name="normal"><text:soft-page-break/><text:s text:c="2"/>way[police=traffic_police](area.searchArea);</text:p>
      <text:p text:style-name="normal"><text:s text:c="2"/>rel[police=traffic_police](area.searchArea);</text:p>
      <text:p text:style-name="normal">)-&gt;.polices; // put them into the set "polices"</text:p>
      <text:p text:style-name="normal"/>
      <text:p text:style-name="normal">// determine set of milestone</text:p>
      <text:p text:style-name="normal">(</text:p>
      <text:p text:style-name="normal"><text:s text:c="2"/>node[highway=milestone](area.searchArea);</text:p>
      <text:p text:style-name="normal"><text:s text:c="2"/>way[highway=milestone](area.searchArea);</text:p>
      <text:p text:style-name="normal"><text:s text:c="2"/>rel[highway=milestone](area.searchArea);</text:p>
      <text:p text:style-name="normal">)-&gt;.miles; // put them into the set "miles"</text:p>
      <text:p text:style-name="normal"/>
      <text:p text:style-name="normal">// determine set of milestone proximo police</text:p>
      <text:p text:style-name="normal">(</text:p>
      <text:p text:style-name="normal"><text:s text:c="2"/>node.miles(around.polices:30);</text:p>
      <text:p text:style-name="normal"><text:s text:c="2"/>way.miles(around.polices:30);</text:p>
      <text:p text:style-name="normal"><text:s text:c="2"/>rel.miles(around.polices:30);</text:p>
      <text:p text:style-name="normal">);</text:p>
      <text:p text:style-name="normal">out body;</text:p>
      <text:p text:style-name="normal">&gt;;</text:p>
      <text:p text:style-name="normal" loext:marker-style-name="T3">out skel qt;<text:span text:style-name="T3"/></text:p>
      <text:p text:style-name="P3" loext:marker-style-name="T3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P3" loext:marker-style-name="T3"/>
      <text:p text:style-name="normal" loext:marker-style-name="T3"><text:span text:style-name="T3">12. Limite de cidades (traffic_sign=city_limit), consulta para obter name (dados csv):</text:span><text:span text:style-name="T3"/></text:p>
      <text:p text:style-name="normal"/>
      <text:p text:style-name="normal" loext:marker-style-name="T6"><text:a xlink:type="simple" xlink:href="http://overpass-turbo.eu/s/HOn" text:style-name="ListLabel_20_10" text:visited-style-name="ListLabel_20_10"><text:span text:style-name="T5">http://overpass-turbo.eu/s/HOn</text:span></text:a></text:p>
      <text:p text:style-name="normal"/>
      <text:p text:style-name="normal">[out:csv(::lon,::lat,"traffic_sign","name",::type,::id)][timeout:900];</text:p>
      <text:p text:style-name="normal">{{geocodeArea:Brasil}}-&gt;.searchArea;</text:p>
      <text:p text:style-name="normal">(</text:p>
      <text:p text:style-name="normal"><text:s text:c="2"/>node["traffic_sign"="city_limit"]["name"](area.searchArea);</text:p>
      <text:p text:style-name="normal"><text:s text:c="2"/>way["traffic_sign"="city_limit"]["name"](area.searchArea);</text:p>
      <text:p text:style-name="normal"><text:s text:c="2"/>relation["traffic_sign"="city_limit"]["name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P3" loext:marker-style-name="T3"/>
      <text:p text:style-name="normal" loext:marker-style-name="T3"><text:span text:style-name="T3">13. Limite de cidades (city_limit), obtém as coordenadas dos pontos (dados csv):</text:span><text:span text:style-name="T3"/></text:p>
      <text:p text:style-name="P6" loext:marker-style-name="T6"/>
      <text:p text:style-name="normal" loext:marker-style-name="T6"><text:a xlink:type="simple" xlink:href="http://overpass-turbo.eu/s/AEd" text:style-name="ListLabel_20_10" text:visited-style-name="ListLabel_20_10"><text:span text:style-name="T5">http://overpass-turbo.eu/s/AEd</text:span></text:a></text:p>
      <text:p text:style-name="normal"/>
      <text:p text:style-name="normal">[out:csv(::lon,::lat,"name")][timeout:900];</text:p>
      <text:p text:style-name="normal">{{geocodeArea:Brasil}}-&gt;.searchArea;</text:p>
      <text:p text:style-name="normal"/>
      <text:p text:style-name="normal">(</text:p>
      <text:p text:style-name="normal"><text:s text:c="2"/>node["traffic_sign"="city_limit"](area.searchArea); <text:s text:c="4"/></text:p>
      <text:p text:style-name="normal">);</text:p>
      <text:p text:style-name="normal"><text:soft-page-break/></text:p>
      <text:p text:style-name="normal">out body;</text:p>
      <text:p text:style-name="normal">&gt;;</text:p>
      <text:p text:style-name="normal">out skel qt;</text:p>
      <text:p text:style-name="P4" loext:marker-style-name="T3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P4" loext:marker-style-name="T3"/>
      <text:p text:style-name="normal" loext:marker-style-name="T3"><text:span text:style-name="T3">14. Limite de cidades (city_limit) do Brasil (node/way/relation, mapa, gpx, kml):</text:span><text:span text:style-name="T3"/></text:p>
      <text:p text:style-name="P4" loext:marker-style-name="T3"/>
      <text:p text:style-name="normal" loext:marker-style-name="T6"><text:a xlink:type="simple" xlink:href="http://overpass-turbo.eu/s/HOo" text:style-name="ListLabel_20_10" text:visited-style-name="ListLabel_20_10"><text:span text:style-name="T5">http://overpass-turbo.eu/s/HOo</text:span></text:a></text:p>
      <text:p text:style-name="normal"/>
      <text:p text:style-name="normal">[out:json][timeout:900];</text:p>
      <text:p text:style-name="normal">{{geocodeArea:Brasil}}-&gt;.searchArea;</text:p>
      <text:p text:style-name="normal">(</text:p>
      <text:p text:style-name="normal"><text:s text:c="2"/>node["traffic_sign"="city_limit"]["name"](area.searchArea);</text:p>
      <text:p text:style-name="normal"><text:s text:c="2"/>way["traffic_sign"="city_limit"]["name"](area.searchArea);</text:p>
      <text:p text:style-name="normal"><text:s text:c="2"/>relation["traffic_sign"="city_limit"]["name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P3" loext:marker-style-name="T3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P4" loext:marker-style-name="T3"/>
      <text:p text:style-name="normal" loext:marker-style-name="T3"><text:span text:style-name="T3">15. Radares no Brasil (node/way/relation, mapa, gpx, kml):</text:span><text:span text:style-name="T3"/></text:p>
      <text:p text:style-name="P4" loext:marker-style-name="T3"/>
      <text:p text:style-name="normal" loext:marker-style-name="T6"><text:a xlink:type="simple" xlink:href="http://overpass-turbo.eu/s/HOq" text:style-name="ListLabel_20_10" text:visited-style-name="ListLabel_20_10"><text:span text:style-name="T5">http://overpass-turbo.eu/s/HOq</text:span></text:a></text:p>
      <text:p text:style-name="P1"/>
      <text:p text:style-name="P9">[out:json][timeout:900];</text:p>
      <text:p text:style-name="P9">{{geocodeArea:Brasil}}-&gt;.searchArea;</text:p>
      <text:p text:style-name="P9">(</text:p>
      <text:p text:style-name="P9"><text:s text:c="2"/>node["highway"="speed_camera"](area.searchArea);</text:p>
      <text:p text:style-name="P9"><text:s text:c="2"/>way["highway"="speed_camera"](area.searchArea);</text:p>
      <text:p text:style-name="P9"><text:s text:c="2"/>relation["highway"="speed_camera"](area.searchArea);</text:p>
      <text:p text:style-name="P9">);</text:p>
      <text:p text:style-name="P9">out body;</text:p>
      <text:p text:style-name="P9">&gt;;</text:p>
      <text:p text:style-name="P9">out skel qt;</text:p>
      <text:p text:style-name="P5" loext:marker-style-name="T3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P4" loext:marker-style-name="T3"/>
      <text:p text:style-name="normal" loext:marker-style-name="T3"><text:span text:style-name="T3">16. Radares em Jaraguá do Sul (node/way/relation, mapa, gpx, kml):</text:span><text:span text:style-name="T3"/></text:p>
      <text:p text:style-name="P4" loext:marker-style-name="T3"/>
      <text:p text:style-name="normal" loext:marker-style-name="T6"><text:a xlink:type="simple" xlink:href="http://overpass-turbo.eu/s/HOs" text:style-name="ListLabel_20_10" text:visited-style-name="ListLabel_20_10"><text:span text:style-name="T5">http://overpass-turbo.eu/s/HOs</text:span></text:a></text:p>
      <text:p text:style-name="P4" loext:marker-style-name="T3"/>
      <text:p text:style-name="normal">[out:json][timeout:25];</text:p>
      <text:p text:style-name="normal">{{geocodeArea:Jaragua do Sul}}-&gt;.searchArea;</text:p>
      <text:p text:style-name="normal">(</text:p>
      <text:p text:style-name="normal"><text:s text:c="2"/>node["highway"="speed_camera"](area.searchArea);</text:p>
      <text:p text:style-name="normal"><text:soft-page-break/><text:s text:c="2"/>way["highway"="speed_camera"](area.searchArea);</text:p>
      <text:p text:style-name="normal"><text:s text:c="2"/>relation["highway"="speed_camera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P3" loext:marker-style-name="T3"/>
      <text:p text:style-name="normal" loext:marker-style-name="T3"><text:span text:style-name="T3">17. Radares em Jaraguá, exibe a velocidade do radar com cores e labels (node/way/relation, mapa, gpx, kml):</text:span><text:span text:style-name="T3"/></text:p>
      <text:p text:style-name="normal">[boa para fazer a verificação visual e identificar erros]</text:p>
      <text:p text:style-name="P4" loext:marker-style-name="T3"/>
      <text:p text:style-name="normal" loext:marker-style-name="T6"><text:a xlink:type="simple" xlink:href="http://overpass-turbo.eu/s/HOt" text:style-name="ListLabel_20_10" text:visited-style-name="ListLabel_20_10"><text:span text:style-name="T5">http://overpass-turbo.eu/s/HOt</text:span></text:a></text:p>
      <text:p text:style-name="normal"/>
      <text:p text:style-name="normal">[out:json][timeout:900];</text:p>
      <text:p text:style-name="normal">{{geocodeArea:Jaragua do Sul}}-&gt;.searchArea;</text:p>
      <text:p text:style-name="normal">(</text:p>
      <text:p text:style-name="normal"><text:s text:c="2"/>node["highway"="speed_camera"](area.searchArea);</text:p>
      <text:p text:style-name="normal"><text:s text:c="2"/>way["highway"="speed_camera"](area.searchArea);</text:p>
      <text:p text:style-name="normal"><text:s text:c="2"/>relation["highway"="speed_camera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normal">{{style:</text:p>
      <text:p text:style-name="normal">node[maxspeed]{</text:p>
      <text:p text:style-name="normal"><text:s text:c="2"/>text: maxspeed;</text:p>
      <text:p text:style-name="normal"><text:s text:c="2"/>color:green;</text:p>
      <text:p text:style-name="normal">}</text:p>
      <text:p text:style-name="normal">}}</text:p>
      <text:p text:style-name="P3" loext:marker-style-name="T3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P3" loext:marker-style-name="T3"/>
      <text:p text:style-name="normal" loext:marker-style-name="T3"><text:span text:style-name="T3">18. Postos Combustíveis em Jaraguá do Sul (node/way/relation, mapa, gpx, kml):</text:span><text:span text:style-name="T3"/></text:p>
      <text:p text:style-name="normal">[transforma áreas/polígonos em centros geométricos “center”]</text:p>
      <text:p text:style-name="P3" loext:marker-style-name="T3"/>
      <text:p text:style-name="P3" loext:marker-style-name="T3"/>
      <text:p text:style-name="normal" loext:marker-style-name="T6"><text:a xlink:type="simple" xlink:href="http://overpass-turbo.eu/s/HOv" text:style-name="ListLabel_20_10" text:visited-style-name="ListLabel_20_10"><text:span text:style-name="T5">http://overpass-turbo.eu/s/HOv</text:span></text:a></text:p>
      <text:p text:style-name="P3" loext:marker-style-name="T3"/>
      <text:p text:style-name="normal">[out:json][timeout:100];</text:p>
      <text:p text:style-name="normal">{{geocodeArea:jaragua do sul}}-&gt;.searchArea;</text:p>
      <text:p text:style-name="normal">(</text:p>
      <text:p text:style-name="normal"><text:s text:c="2"/>node["amenity"="fuel"](area.searchArea);</text:p>
      <text:p text:style-name="normal"><text:s text:c="2"/>way["amenity"="fuel"](area.searchArea);</text:p>
      <text:p text:style-name="normal"><text:s text:c="2"/>relation["amenity"="fuel"](area.searchArea);</text:p>
      <text:p text:style-name="normal">);</text:p>
      <text:p text:style-name="normal">out center;</text:p>
      <text:p text:style-name="P3" loext:marker-style-name="T3"/>
      <text:p text:style-name="P1" loext:marker-style-name="T3"><text:soft-page-break/><text:span text:style-name="T3">******************************************************************************************************</text:span><text:span text:style-name="T3"/></text:p>
      <text:p text:style-name="P3" loext:marker-style-name="T3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P3" loext:marker-style-name="T3"/>
      <text:p text:style-name="normal" loext:marker-style-name="T3"><text:span text:style-name="T3">19. Consulta muito interessante da Mapbox, com labels e vias em cores diferentes:</text:span><text:span text:style-name="T3"/></text:p>
      <text:p text:style-name="normal">[estudar como é feita]</text:p>
      <text:p text:style-name="normal"/>
      <text:p text:style-name="normal" loext:marker-style-name="T6"><text:a xlink:type="simple" xlink:href="http://overpass-turbo.eu/s/wsW" text:style-name="ListLabel_20_10" text:visited-style-name="ListLabel_20_10"><text:span text:style-name="T5">http://overpass-turbo.eu/s/wsW</text:span></text:a></text:p>
      <text:p text:style-name="P6" loext:marker-style-name="T6"/>
      <text:p text:style-name="normal">/*</text:p>
      <text:p text:style-name="normal">This has been generated by the overpass-turbo wizard.</text:p>
      <text:p text:style-name="normal">The original search was:</text:p>
      <text:p text:style-name="normal">“type=restriction”</text:p>
      <text:p text:style-name="normal">*/</text:p>
      <text:p text:style-name="normal">[out:json][timeout:300];</text:p>
      <text:p text:style-name="normal">// gather results</text:p>
      <text:p text:style-name="normal">(</text:p>
      <text:p text:style-name="normal"><text:s text:c="2"/>// query part for: “type=restriction”</text:p>
      <text:p text:style-name="normal"><text:s text:c="2"/>node["highway"="traffic_signals"]({{bbox}});</text:p>
      <text:p text:style-name="normal"><text:s text:c="2"/>node["highway"="motorway_junction"]({{bbox}});</text:p>
      <text:p text:style-name="normal"><text:s text:c="2"/>way["maxspeed"]({{bbox}});</text:p>
      <text:p text:style-name="normal"><text:s text:c="2"/>way["access"]({{bbox}});</text:p>
      <text:p text:style-name="normal"><text:s text:c="2"/>way["destination"]({{bbox}});</text:p>
      <text:p text:style-name="normal"><text:s text:c="2"/>way["lanes"]({{bbox}});</text:p>
      <text:p text:style-name="normal"><text:s text:c="2"/>way[~"^turn:.*$"~"."]({{bbox}});</text:p>
      <text:p text:style-name="normal"><text:s text:c="2"/>relation["type"="restriction"]({{bbox}});</text:p>
      <text:p text:style-name="normal">);</text:p>
      <text:p text:style-name="normal">// print results</text:p>
      <text:p text:style-name="normal">out body;</text:p>
      <text:p text:style-name="normal">&gt;;</text:p>
      <text:p text:style-name="normal">out skel qt;</text:p>
      <text:p text:style-name="normal"/>
      <text:p text:style-name="normal">{{style:</text:p>
      <text:p text:style-name="normal">node[highway=traffic_signals]{</text:p>
      <text:p text:style-name="normal"><text:s text:c="2"/>symbol-size:10;</text:p>
      <text:p text:style-name="normal"><text:s text:c="2"/>fill-color:red;</text:p>
      <text:p text:style-name="normal">}</text:p>
      <text:p text:style-name="normal"/>
      <text:p text:style-name="normal">node[highway=motorway_junction]{</text:p>
      <text:p text:style-name="normal"><text:s text:c="2"/>text: ref;</text:p>
      <text:p text:style-name="normal">}</text:p>
      <text:p text:style-name="normal"/>
      <text:p text:style-name="normal">way[destination]{</text:p>
      <text:p text:style-name="normal"><text:s text:c="2"/>text: destination;</text:p>
      <text:p text:style-name="normal">}</text:p>
      <text:p text:style-name="normal"/>
      <text:p text:style-name="normal">way[maxspeed]{</text:p>
      <text:p text:style-name="normal"><text:s text:c="2"/>text: maxspeed;</text:p>
      <text:p text:style-name="normal"><text:s text:c="2"/>color:green;</text:p>
      <text:p text:style-name="normal">}</text:p>
      <text:p text:style-name="normal"><text:soft-page-break/>way[access]{</text:p>
      <text:p text:style-name="normal"><text:s text:c="2"/>color:red;</text:p>
      <text:p text:style-name="normal"><text:s text:c="2"/>text: access;</text:p>
      <text:p text:style-name="normal">}</text:p>
      <text:p text:style-name="normal">way[turn:lanes],way[turn:lanes:forward],way[turn:lanes:backward]{</text:p>
      <text:p text:style-name="normal"><text:s text:c="2"/>color: yellow;</text:p>
      <text:p text:style-name="normal">}</text:p>
      <text:p text:style-name="normal">}}</text:p>
      <text:p text:style-name="P4" loext:marker-style-name="T3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P3" loext:marker-style-name="T3"/>
      <text:p text:style-name="normal" loext:marker-style-name="T3"><text:span text:style-name="T3">20. Estradas rurais de Jaraguá do Sul (node/way/relation, mapa, gpx, kml):</text:span><text:span text:style-name="T3"/></text:p>
      <text:p text:style-name="normal"/>
      <text:p text:style-name="normal" loext:marker-style-name="T6"><text:a xlink:type="simple" xlink:href="http://overpass-turbo.eu/s/ugc" text:style-name="ListLabel_20_10" text:visited-style-name="ListLabel_20_10"><text:span text:style-name="T5">http://overpass-turbo.eu/s/ugc</text:span></text:a></text:p>
      <text:p text:style-name="P8" loext:marker-style-name="T11"/>
      <text:p text:style-name="normal">/*</text:p>
      <text:p text:style-name="normal">This has been generated by the overpass-turbo wizard.</text:p>
      <text:p text:style-name="normal">The original search was:</text:p>
      <text:p text:style-name="normal">“(highway=unclassified) or (highway=tertiary and ref=*) or (highway=secondary and ref=*) in "Jaragua do Sul"”</text:p>
      <text:p text:style-name="normal">*/</text:p>
      <text:p text:style-name="normal">[out:json][timeout:25];</text:p>
      <text:p text:style-name="normal">// fetch area “Jaragua do Sul” to search in</text:p>
      <text:p text:style-name="normal">{{geocodeArea:Jaragua do Sul}}-&gt;.searchArea;</text:p>
      <text:p text:style-name="normal">// gather results</text:p>
      <text:p text:style-name="normal">(</text:p>
      <text:p text:style-name="normal"><text:s text:c="2"/>// query part for: “highway=unclassified”</text:p>
      <text:p text:style-name="normal"><text:s text:c="2"/>node["highway"="unclassified"](area.searchArea);</text:p>
      <text:p text:style-name="normal"><text:s text:c="2"/>way["highway"="unclassified"](area.searchArea);</text:p>
      <text:p text:style-name="normal"><text:s text:c="2"/>relation["highway"="unclassified"](area.searchArea);</text:p>
      <text:p text:style-name="normal"><text:s text:c="2"/>// query part for: “highway=tertiary and ref=*”</text:p>
      <text:p text:style-name="normal"><text:s text:c="2"/>node["highway"="tertiary"]["ref"](area.searchArea);</text:p>
      <text:p text:style-name="normal"><text:s text:c="2"/>way["highway"="tertiary"]["ref"](area.searchArea);</text:p>
      <text:p text:style-name="normal"><text:s text:c="2"/>relation["highway"="tertiary"]["ref"](area.searchArea);</text:p>
      <text:p text:style-name="normal"><text:s text:c="2"/>// query part for: “highway=secondary and ref=*”</text:p>
      <text:p text:style-name="normal"><text:s text:c="2"/>node["highway"="secondary"]["ref"](area.searchArea);</text:p>
      <text:p text:style-name="normal"><text:s text:c="2"/>way["highway"="secondary"]["ref"](area.searchArea);</text:p>
      <text:p text:style-name="normal"><text:s text:c="2"/>relation["highway"="secondary"]["ref"](area.searchArea);</text:p>
      <text:p text:style-name="normal">);</text:p>
      <text:p text:style-name="normal">// print results</text:p>
      <text:p text:style-name="normal">out body;</text:p>
      <text:p text:style-name="normal">&gt;;</text:p>
      <text:p text:style-name="normal">out skel qt;</text:p>
      <text:p text:style-name="normal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normal"/>
      <text:p text:style-name="normal" loext:marker-style-name="T3"><text:span text:style-name="T3">21. Estradas rurais principais de Jaraguá do Sul, com a ref “JGS” (node/way/relation, mapa, gpx, kml):</text:span><text:span text:style-name="T3"/></text:p>
      <text:p text:style-name="normal"/>
      <text:p text:style-name="normal" loext:marker-style-name="T6"><text:a xlink:type="simple" xlink:href="http://overpass-turbo.eu/s/uga" text:style-name="ListLabel_20_10" text:visited-style-name="ListLabel_20_10"><text:span text:style-name="T5">http://overpass-turbo.eu/s/uga</text:span></text:a></text:p>
      <text:p text:style-name="normal"><text:soft-page-break/></text:p>
      <text:p text:style-name="normal">/*</text:p>
      <text:p text:style-name="normal">This has been generated by the overpass-turbo wizard.</text:p>
      <text:p text:style-name="normal">The original search was:</text:p>
      <text:p text:style-name="normal">“ref~"^JGS*" in "Jaragua do Sul"”</text:p>
      <text:p text:style-name="normal">*/</text:p>
      <text:p text:style-name="normal">[out:json][timeout:25];</text:p>
      <text:p text:style-name="normal">// fetch area “Jaragua do Sul” to search in</text:p>
      <text:p text:style-name="normal">{{geocodeArea:Jaragua do Sul}}-&gt;.searchArea;</text:p>
      <text:p text:style-name="normal">// gather results</text:p>
      <text:p text:style-name="normal">(</text:p>
      <text:p text:style-name="normal"><text:s text:c="2"/>// query part for: “ref~/^JGS[…]”</text:p>
      <text:p text:style-name="normal"><text:s text:c="2"/>node["ref"~"^JGS*"](area.searchArea);</text:p>
      <text:p text:style-name="normal"><text:s text:c="2"/>way["ref"~"^JGS*"](area.searchArea);</text:p>
      <text:p text:style-name="normal"><text:s text:c="2"/>relation["ref"~"^JGS*"](area.searchArea);</text:p>
      <text:p text:style-name="normal">);</text:p>
      <text:p text:style-name="normal">// print results</text:p>
      <text:p text:style-name="normal">out body;</text:p>
      <text:p text:style-name="normal">&gt;;</text:p>
      <text:p text:style-name="normal">out skel qt;</text:p>
      <text:p text:style-name="normal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normal"/>
      <text:p text:style-name="normal" loext:marker-style-name="T3"><text:span text:style-name="T3">22. Localiza todas as vias que contenham “JGS” na tag name ou alt_name:</text:span><text:span text:style-name="T3"/></text:p>
      <text:p text:style-name="normal">[vias rurais de Jaraguá do Sul]</text:p>
      <text:p text:style-name="normal"/>
      <text:p text:style-name="normal" loext:marker-style-name="T6"><text:a xlink:type="simple" xlink:href="https://overpass-turbo.eu/s/HQk" text:style-name="ListLabel_20_10" text:visited-style-name="ListLabel_20_10"><text:span text:style-name="T5">https://overpass-turbo.eu/s/HQk</text:span></text:a></text:p>
      <text:p text:style-name="normal"/>
      <text:p text:style-name="normal"/>
      <text:p text:style-name="normal">[out:json][timeout:25];</text:p>
      <text:p text:style-name="normal">{{geocodeArea:Jaraguá do Sul}}-&gt;.searchArea;</text:p>
      <text:p text:style-name="normal">(</text:p>
      <text:p text:style-name="normal"><text:s text:c="2"/>way["name"~"^JGS*"](area.searchArea);</text:p>
      <text:p text:style-name="normal"><text:s text:c="2"/>way["alt_name"~"^JGS*"](area.searchArea);</text:p>
      <text:p text:style-name="normal"><text:s/>);</text:p>
      <text:p text:style-name="normal">out body;</text:p>
      <text:p text:style-name="normal">&gt;;</text:p>
      <text:p text:style-name="normal">out skel qt;</text:p>
      <text:p text:style-name="normal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normal"/>
      <text:p text:style-name="normal" loext:marker-style-name="T3"><text:span text:style-name="T3">23. Estacionamentos localizados no raio de 1000m de um ponto estabelecido (node/way, mapa, gpx, kml):</text:span><text:span text:style-name="T3"/></text:p>
      <text:p text:style-name="normal"/>
      <text:p text:style-name="normal" loext:marker-style-name="T6"><text:a xlink:type="simple" xlink:href="http://overpass-turbo.eu/s/HPH" text:style-name="ListLabel_20_10" text:visited-style-name="ListLabel_20_10"><text:span text:style-name="T5">http://overpass-turbo.eu/s/HPH</text:span></text:a></text:p>
      <text:p text:style-name="normal"/>
      <text:p text:style-name="normal">(</text:p>
      <text:p text:style-name="normal">node</text:p>
      <text:p text:style-name="normal"><text:s text:c="5"/>(around:1000,45.80264, 9.09477)</text:p>
      <text:p text:style-name="normal"><text:s text:c="6"/>["amenity"="parking"];</text:p>
      <text:p text:style-name="normal"><text:soft-page-break/>way</text:p>
      <text:p text:style-name="normal"><text:s text:c="6"/>(around:1000,45.80264, 9.09477)</text:p>
      <text:p text:style-name="normal"><text:s text:c="6"/>["amenity"="parking"]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P3" loext:marker-style-name="T3"/>
      <text:p text:style-name="normal" loext:marker-style-name="T3"><text:span text:style-name="T3">24. Obtém os elementos de uma relação (node/way/relation, mapa, gpx, kml):</text:span><text:span text:style-name="T3"/></text:p>
      <text:p text:style-name="normal"/>
      <text:p text:style-name="normal" loext:marker-style-name="T6"><text:a xlink:type="simple" xlink:href="https://overpass-turbo.eu/s/HPL" text:style-name="ListLabel_20_10" text:visited-style-name="ListLabel_20_10"><text:span text:style-name="T5">https://overpass-turbo.eu/s/HPL</text:span></text:a></text:p>
      <text:p text:style-name="normal"/>
      <text:p text:style-name="normal">[out:json];relation(2081626);out geom;</text:p>
      <text:p text:style-name="P3" loext:marker-style-name="T3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P3" loext:marker-style-name="T3"/>
      <text:p text:style-name="normal" loext:marker-style-name="T3"><text:span text:style-name="T3">25. Obtém as coordenadas dos pontos de uma relação (dados csv):</text:span><text:span text:style-name="T3"/></text:p>
      <text:p text:style-name="normal">[usar nos radares]</text:p>
      <text:p text:style-name="P3" loext:marker-style-name="T3"/>
      <text:p text:style-name="normal"><text:a xlink:type="simple" xlink:href="https://gis.stackexchange.com/questions/164333/how-to-plot-a-list-of-points-on-overpass-turbo-openstreetmap" text:style-name="ListLabel_20_12" text:visited-style-name="ListLabel_20_12"><text:span text:style-name="T9">https://gis.stackexchange.com/questions/164333/how-to-plot-a-list-of-points-on-overpass-turbo-openstreetmap</text:span></text:a></text:p>
      <text:p text:style-name="normal"/>
      <text:p text:style-name="normal" loext:marker-style-name="T6"><text:a xlink:type="simple" xlink:href="https://overpass-turbo.eu/s/HPJ" text:style-name="ListLabel_20_10" text:visited-style-name="ListLabel_20_10"><text:span text:style-name="T5">https://overpass-turbo.eu/s/HPJ</text:span></text:a></text:p>
      <text:p text:style-name="normal"/>
      <text:p text:style-name="normal">[out:csv(::lat,::lon;false)];</text:p>
      <text:p text:style-name="normal">relation(6728746);</text:p>
      <text:p text:style-name="normal">&gt;;</text:p>
      <text:p text:style-name="normal">out body;</text:p>
      <text:p text:style-name="normal">&gt;;</text:p>
      <text:p text:style-name="normal">out skel qt;</text:p>
      <text:p text:style-name="normal"/>
      <text:p text:style-name="P1"><text:span text:style-name="T3">******************************************************************************************************</text:span></text:p>
      <text:p text:style-name="P3" loext:marker-style-name="T3"/>
      <text:p text:style-name="normal" loext:marker-style-name="T3"><text:span text:style-name="T3">26. Hidrantes adicionados por determinado usuário (node/way/relation, mapa, gpx, kml):</text:span><text:span text:style-name="T3"/></text:p>
      <text:p text:style-name="normal">[emergency=hydrant and user:nnn]</text:p>
      <text:p text:style-name="P3" loext:marker-style-name="T3"/>
      <text:p text:style-name="normal" loext:marker-style-name="T6"><text:a xlink:type="simple" xlink:href="https://overpass-turbo.eu/s/ApN" text:style-name="ListLabel_20_10" text:visited-style-name="ListLabel_20_10"><text:span text:style-name="T5">https://overpass-turbo.eu/s/ApN</text:span></text:a></text:p>
      <text:p text:style-name="P8" loext:marker-style-name="T11"/>
      <text:p text:style-name="normal">[out:json][timeout:25];</text:p>
      <text:p text:style-name="normal">{{geocodeArea:Santa Catarina}}-&gt;.searchArea;</text:p>
      <text:p text:style-name="normal">(</text:p>
      <text:p text:style-name="normal">node["emergency"="fire_hydrant"](user:"Tomio")(area.searchArea);</text:p>
      <text:p text:style-name="normal">way["emergency"="fire_hydrant"](user:"Tomio")(area.searchArea);</text:p>
      <text:p text:style-name="normal">relation["emergency"="fire_hydrant"](user:"Tomio")(area.searchArea);</text:p>
      <text:p text:style-name="normal">);</text:p>
      <text:p text:style-name="normal">out body;</text:p>
      <text:p text:style-name="normal">&gt;;</text:p>
      <text:p text:style-name="normal"><text:soft-page-break/>out skel qt;</text:p>
      <text:p text:style-name="normal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normal"/>
      <text:p text:style-name="normal"/>
      <text:p text:style-name="normal"/>
      <text:p text:style-name="normal" loext:marker-style-name="T3"><text:span text:style-name="T3">27. Edições de um usuário (user) em Jaraguá do Sul:</text:span><text:span text:style-name="T3"/></text:p>
      <text:p text:style-name="normal"/>
      <text:p text:style-name="normal" loext:marker-style-name="T6"><text:a xlink:type="simple" xlink:href="https://overpass-turbo.eu/s/G4p" text:style-name="ListLabel_20_10" text:visited-style-name="ListLabel_20_10"><text:span text:style-name="T5">https://overpass-turbo.eu/s/G4p</text:span></text:a></text:p>
      <text:p text:style-name="P6" loext:marker-style-name="T6"/>
      <text:p text:style-name="normal">/*</text:p>
      <text:p text:style-name="normal">This has been generated by the overpass-turbo wizard.</text:p>
      <text:p text:style-name="normal">The original search was:</text:p>
      <text:p text:style-name="normal">“user:Rafaelli in "Jaraguá do Sul"”</text:p>
      <text:p text:style-name="normal">*/</text:p>
      <text:p text:style-name="normal">[out:json][timeout:25];</text:p>
      <text:p text:style-name="normal">// fetch area “Jaraguá do Sul” to search in</text:p>
      <text:p text:style-name="normal">{{geocodeArea:Jaraguá do Sul}}-&gt;.searchArea;</text:p>
      <text:p text:style-name="normal">// gather results</text:p>
      <text:p text:style-name="normal">(</text:p>
      <text:p text:style-name="normal"><text:s text:c="2"/>// query part for: “user:Rafaelli”</text:p>
      <text:p text:style-name="normal"><text:s text:c="2"/>node(user:"Rafaelli")(area.searchArea);</text:p>
      <text:p text:style-name="normal"><text:s text:c="2"/>way(user:"Rafaelli")(area.searchArea);</text:p>
      <text:p text:style-name="normal"><text:s text:c="2"/>relation(user:"Rafaelli")(area.searchArea);</text:p>
      <text:p text:style-name="normal">);</text:p>
      <text:p text:style-name="normal">// print results</text:p>
      <text:p text:style-name="normal">out body;</text:p>
      <text:p text:style-name="normal">&gt;;</text:p>
      <text:p text:style-name="normal" loext:marker-style-name="T3">out skel qt;<text:span text:style-name="T3"/></text:p>
      <text:p text:style-name="P3" loext:marker-style-name="T3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P3" loext:marker-style-name="T3"/>
      <text:p text:style-name="normal" loext:marker-style-name="T3"><text:span text:style-name="T3">28. Pontes de Jaraguá do Sul:</text:span><text:span text:style-name="T3"/></text:p>
      <text:p text:style-name="P3" loext:marker-style-name="T3"/>
      <text:p text:style-name="normal" loext:marker-style-name="T6"><text:a xlink:type="simple" xlink:href="https://overpass-turbo.eu/s/Gm3" text:style-name="ListLabel_20_10" text:visited-style-name="ListLabel_20_10"><text:span text:style-name="T5">https://overpass-turbo.eu/s/Gm3</text:span></text:a></text:p>
      <text:p text:style-name="normal"/>
      <text:p text:style-name="normal">[out:json][timeout:250];</text:p>
      <text:p text:style-name="normal">{{geocodeArea:Jaraguá do Sul}}-&gt;.searchArea;</text:p>
      <text:p text:style-name="normal">(</text:p>
      <text:p text:style-name="normal"><text:s text:c="2"/>way["bridge"="yes"]["highway"!~"^(construction|cycleway|footway|path|proposed|service|track)$"]</text:p>
      <text:p text:style-name="normal"><text:s text:c="2"/>(area.searchArea);</text:p>
      <text:p text:style-name="normal"><text:s text:c="2"/>);</text:p>
      <text:p text:style-name="normal">out body;</text:p>
      <text:p text:style-name="normal">&gt;;</text:p>
      <text:p text:style-name="normal" loext:marker-style-name="T3">out skel qt;<text:span text:style-name="T3"/></text:p>
      <text:p text:style-name="P3" loext:marker-style-name="T3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normal"/>
      <text:p text:style-name="normal" loext:marker-style-name="T3"><text:soft-page-break/><text:span text:style-name="T3">29. Todas as edificações que tem “building:levels” maior que 01 andar:</text:span><text:span text:style-name="T3"/></text:p>
      <text:p text:style-name="normal"/>
      <text:p text:style-name="normal" loext:marker-style-name="T6"><text:a xlink:type="simple" xlink:href="https://overpass-turbo.eu/s/H10" text:style-name="ListLabel_20_10" text:visited-style-name="ListLabel_20_10"><text:span text:style-name="T5">https://overpass-turbo.eu/s/H10</text:span></text:a></text:p>
      <text:p text:style-name="normal"/>
      <text:p text:style-name="normal">[out:json][timeout:125];</text:p>
      <text:p text:style-name="normal">{{geocodeArea:jaraguá do Sul}}-&gt;.searchArea;</text:p>
      <text:p text:style-name="normal">(</text:p>
      <text:p text:style-name="normal"><text:s text:c="2"/>node["building:levels"](if: t["building:levels"] &gt; 1)(area.searchArea);</text:p>
      <text:p text:style-name="normal"><text:s text:c="2"/>way["building:levels"](if: t["building:levels"] &gt; 1)(area.searchArea);</text:p>
      <text:p text:style-name="normal"><text:s text:c="2"/>relation["building:levels"](if: t["building:levels"] &gt; 1)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P1"><text:span text:style-name="T3">******************************************************************************************************</text:span></text:p>
      <text:p text:style-name="normal"/>
      <text:p text:style-name="normal" loext:marker-style-name="T3"><text:span text:style-name="T3">30. Todas as edificações que tem “building:levels” maior que 01 andar e não são building=house:</text:span><text:span text:style-name="T3"/></text:p>
      <text:p text:style-name="normal"/>
      <text:p text:style-name="normal" loext:marker-style-name="T6"><text:a xlink:type="simple" xlink:href="https://overpass-turbo.eu/s/H1o" text:style-name="ListLabel_20_10" text:visited-style-name="ListLabel_20_10"><text:span text:style-name="T5">https://overpass-turbo.eu/s/H1o</text:span></text:a></text:p>
      <text:p text:style-name="normal"/>
      <text:p text:style-name="normal">[out:json][timeout:125];</text:p>
      <text:p text:style-name="normal">{{geocodeArea:jaraguá do Sul}}-&gt;.searchArea;</text:p>
      <text:p text:style-name="normal">(</text:p>
      <text:p text:style-name="normal"><text:s text:c="2"/>node["building:levels"](if: t["building:levels"] &gt; 1)</text:p>
      <text:p text:style-name="normal"><text:s text:c="2"/>["building"!="house"]</text:p>
      <text:p text:style-name="normal"><text:s text:c="2"/>(area.searchArea);</text:p>
      <text:p text:style-name="normal"><text:s text:c="2"/>way["building:levels"](if: t["building:levels"] &gt; 1)</text:p>
      <text:p text:style-name="normal"><text:s text:c="2"/>["building"!="house"]</text:p>
      <text:p text:style-name="normal"><text:s text:c="2"/>(area.searchArea);</text:p>
      <text:p text:style-name="normal"><text:s text:c="2"/>relation["building:levels"](if: t["building:levels"] &gt; 1)</text:p>
      <text:p text:style-name="normal"><text:s text:c="2"/>["building"!="house"]</text:p>
      <text:p text:style-name="normal"><text:s text:c="2"/>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P1"><text:span text:style-name="T3">******************************************************************************************************</text:span></text:p>
      <text:p text:style-name="normal"/>
      <text:p text:style-name="normal" loext:marker-style-name="T3"><text:span text:style-name="T3">31. Totais de comprimentos de vias conforme as superfícies (Jaraguá do Sul):</text:span><text:span text:style-name="T3"/></text:p>
      <text:p text:style-name="normal"/>
      <text:p text:style-name="normal">Elaborado pelo naoliv, exclui alguns tipos de vias:</text:p>
      <text:p text:style-name="normal"><text:a xlink:type="simple" xlink:href="https://overpass-turbo.eu/s/FSq" text:style-name="ListLabel_20_10" text:visited-style-name="ListLabel_20_10"><text:span text:style-name="T5">https://overpass-turbo.eu/s/FSq</text:span></text:a><text:span text:style-name="T6"> <text:s/></text:span>ou</text:p>
      <text:p text:style-name="normal" loext:marker-style-name="T6"><text:a xlink:type="simple" xlink:href="https://overpass-turbo.eu/s/G4l" text:style-name="ListLabel_20_10" text:visited-style-name="ListLabel_20_10"><text:span text:style-name="T5">https://overpass-turbo.eu/s/G4l</text:span></text:a></text:p>
      <text:p text:style-name="normal"/>
      <text:p text:style-name="normal">[out:csv(surface,length)];</text:p>
      <text:p text:style-name="normal">{{geocodeArea:Jaraguá do Sul}}-&gt;.searchArea;</text:p>
      <text:p text:style-name="normal"><text:soft-page-break/>way["highway"]["highway"!~"^(construction|cycleway|footway|path|proposed|service|track)$"]["surface"](area.searchArea);</text:p>
      <text:p text:style-name="normal">for (t["surface"])</text:p>
      <text:p text:style-name="normal">{</text:p>
      <text:p text:style-name="normal"><text:s text:c="3"/>make stat surface=_.val,</text:p>
      <text:p text:style-name="normal"><text:s text:c="7"/>count=count(ways),length=sum(length());</text:p>
      <text:p text:style-name="normal"><text:s text:c="3"/>out;</text:p>
      <text:p text:style-name="normal">}</text:p>
      <text:p text:style-name="normal"/>
      <text:p text:style-name="P1"><text:span text:style-name="T3">******************************************************************************************************</text:span></text:p>
      <text:p text:style-name="P3" loext:marker-style-name="T3"/>
      <text:p text:style-name="normal" loext:marker-style-name="T3"><text:span text:style-name="T3">32. Obtém, visualiza e colore as superfícies das vias (Jaraguá do Sul):</text:span><text:span text:style-name="T3"/></text:p>
      <text:p text:style-name="normal">[Exclui alguns tipos de vias, bom para aprender sobre styles]</text:p>
      <text:p text:style-name="normal"/>
      <text:p text:style-name="normal"/>
      <text:p text:style-name="normal">Dois tipos de consulta foram feitos:</text:p>
      <text:p text:style-name="normal"/>
      <text:p text:style-name="normal">-- Versão definitiva contendo labels/etiquetas com as superfícies:</text:p>
      <text:p text:style-name="normal" loext:marker-style-name="T6"><text:a xlink:type="simple" xlink:href="https://overpass-turbo.eu/s/GDr" text:style-name="ListLabel_20_10" text:visited-style-name="ListLabel_20_10"><text:span text:style-name="T5">https://overpass-turbo.eu/s/GDr</text:span></text:a></text:p>
      <text:p text:style-name="normal"/>
      <text:p text:style-name="normal">[out:json][timeout:25];</text:p>
      <text:p text:style-name="normal">{{geocodeArea:jaraguá do sul}}-&gt;.searchArea;</text:p>
      <text:p text:style-name="normal">(</text:p>
      <text:p text:style-name="normal"><text:s text:c="3"/>way["highway"]["highway"!~"^(construction|cycleway|footway|path|proposed|service|track)$"]["surface"](area.searchArea);</text:p>
      <text:p text:style-name="normal"><text:s text:c="2"/>);</text:p>
      <text:p text:style-name="normal">out body;</text:p>
      <text:p text:style-name="normal">&gt;;</text:p>
      <text:p text:style-name="normal">out skel qt;</text:p>
      <text:p text:style-name="normal"/>
      <text:p text:style-name="normal">{{style:</text:p>
      <text:p text:style-name="normal">way[surface=asphalt]{</text:p>
      <text:p text:style-name="normal"><text:s text:c="2"/>color:black;</text:p>
      <text:p text:style-name="normal">} </text:p>
      <text:p text:style-name="normal">way[surface=sett]{</text:p>
      <text:p text:style-name="normal"><text:s text:c="2"/>color:green;</text:p>
      <text:p text:style-name="normal">}</text:p>
      <text:p text:style-name="normal">way[surface=paving_stones]{</text:p>
      <text:p text:style-name="normal"><text:s text:c="2"/>color:red;</text:p>
      <text:p text:style-name="normal">}</text:p>
      <text:p text:style-name="normal">way[surface=compacted]{</text:p>
      <text:p text:style-name="normal"><text:s text:c="2"/>color:brown;</text:p>
      <text:p text:style-name="normal">} <text:s/></text:p>
      <text:p text:style-name="normal">way[surface=concrete]{</text:p>
      <text:p text:style-name="normal"><text:s text:c="2"/>color:blue;</text:p>
      <text:p text:style-name="normal">}</text:p>
      <text:p text:style-name="normal">way[surface=paved]{</text:p>
      <text:p text:style-name="normal"><text:s text:c="2"/>color:magenta;</text:p>
      <text:p text:style-name="normal">} </text:p>
      <text:p text:style-name="normal">way[surface=unpaved]{</text:p>
      <text:p text:style-name="normal"><text:s text:c="2"/>color:yellow;</text:p>
      <text:p text:style-name="normal"><text:soft-page-break/>}</text:p>
      <text:p text:style-name="normal">way[surface]{</text:p>
      <text:p text:style-name="normal"><text:s text:c="2"/>text: surface;</text:p>
      <text:p text:style-name="normal">}</text:p>
      <text:p text:style-name="normal">}}</text:p>
      <text:p text:style-name="normal"/>
      <text:p text:style-name="normal"/>
      <text:p text:style-name="normal"/>
      <text:p text:style-name="normal"/>
      <text:p text:style-name="normal">-- Versão definitiva sem as labels/etiquetas das superfícies:</text:p>
      <text:p text:style-name="normal" loext:marker-style-name="T6"><text:a xlink:type="simple" xlink:href="https://overpass-turbo.eu/s/GDs" text:style-name="ListLabel_20_10" text:visited-style-name="ListLabel_20_10"><text:span text:style-name="T5">https://overpass-turbo.eu/s/GDs</text:span></text:a></text:p>
      <text:p text:style-name="normal"/>
      <text:p text:style-name="normal">[out:json][timeout:25];</text:p>
      <text:p text:style-name="normal">{{geocodeArea:jaraguá do sul}}-&gt;.searchArea;</text:p>
      <text:p text:style-name="normal">(</text:p>
      <text:p text:style-name="normal"><text:s text:c="3"/>way["highway"]["highway"!~"^(construction|cycleway|footway|path|proposed|service|track)$"]["surface"](area.searchArea);</text:p>
      <text:p text:style-name="normal"><text:s text:c="2"/>);</text:p>
      <text:p text:style-name="normal">out body;</text:p>
      <text:p text:style-name="normal">&gt;;</text:p>
      <text:p text:style-name="normal">out skel qt;</text:p>
      <text:p text:style-name="normal"/>
      <text:p text:style-name="normal">{{style:</text:p>
      <text:p text:style-name="normal">way[surface=asphalt]{</text:p>
      <text:p text:style-name="normal"><text:s text:c="2"/>color:black;</text:p>
      <text:p text:style-name="normal">} </text:p>
      <text:p text:style-name="normal">way[surface=sett]{</text:p>
      <text:p text:style-name="normal"><text:s text:c="2"/>color:green;</text:p>
      <text:p text:style-name="normal">}</text:p>
      <text:p text:style-name="normal">way[surface=paving_stones]{</text:p>
      <text:p text:style-name="normal"><text:s text:c="2"/>color:red;</text:p>
      <text:p text:style-name="normal">}</text:p>
      <text:p text:style-name="normal">way[surface=compacted]{</text:p>
      <text:p text:style-name="normal"><text:s text:c="2"/>color:brown;</text:p>
      <text:p text:style-name="normal">} <text:s/></text:p>
      <text:p text:style-name="normal">way[surface=concrete]{</text:p>
      <text:p text:style-name="normal"><text:s text:c="2"/>color:blue;</text:p>
      <text:p text:style-name="normal">}</text:p>
      <text:p text:style-name="normal">way[surface=paved]{</text:p>
      <text:p text:style-name="normal"><text:s text:c="2"/>color:magenta;</text:p>
      <text:p text:style-name="normal">} </text:p>
      <text:p text:style-name="normal">way[surface=unpaved]{</text:p>
      <text:p text:style-name="normal"><text:s text:c="2"/>color:yellow;</text:p>
      <text:p text:style-name="normal">}</text:p>
      <text:p text:style-name="normal">}}</text:p>
      <text:p text:style-name="normal"/>
      <text:p text:style-name="P1"><text:span text:style-name="T3">******************************************************************************************************</text:span></text:p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"><text:span text:style-name="T3">******************************************************************************************************</text:span></text:p>
      <text:p text:style-name="normal"/>
      <text:p text:style-name="normal"><text:span text:style-name="T3">33. Obtém as ruas que não tem a tag “surface” (Jaraguá do Sul):</text:span></text:p>
      <text:p text:style-name="normal">[exclui alguns tipos de vias]</text:p>
      <text:p text:style-name="normal"/>
      <text:p text:style-name="normal" loext:marker-style-name="T6"><text:a xlink:type="simple" xlink:href="https://overpass-turbo.eu/s/GlT" text:style-name="ListLabel_20_10" text:visited-style-name="ListLabel_20_10"><text:span text:style-name="T5">https://overpass-turbo.eu/s/GlT</text:span></text:a></text:p>
      <text:p text:style-name="normal"/>
      <text:p text:style-name="normal">[out:json][timeout:250];</text:p>
      <text:p text:style-name="normal">{{geocodeArea:Jaraguá do Sul}}-&gt;.searchArea;</text:p>
      <text:p text:style-name="normal">(</text:p>
      <text:p text:style-name="normal"><text:s text:c="2"/>way["highway"]["highway"!~"^(construction|cycleway|footway|path|proposed|service|track)$"]</text:p>
      <text:p text:style-name="normal"><text:s text:c="2"/>[!"surface"]</text:p>
      <text:p text:style-name="normal"><text:s text:c="2"/>(area.searchArea);</text:p>
      <text:p text:style-name="normal"><text:s text:c="2"/>);</text:p>
      <text:p text:style-name="normal">out body;</text:p>
      <text:p text:style-name="normal">&gt;;</text:p>
      <text:p text:style-name="normal">out skel qt;</text:p>
      <text:p text:style-name="normal"/>
      <text:p text:style-name="P1"><text:span text:style-name="T3">******************************************************************************************************</text:span></text:p>
      <text:p text:style-name="normal"/>
      <text:p text:style-name="normal" loext:marker-style-name="T3"><text:span text:style-name="T3">34. Obtém os dados das vias de Jaraguá do Sul, para usar no UMAP:</text:span><text:span text:style-name="T3"/></text:p>
      <text:p text:style-name="normal"/>
      <text:p text:style-name="normal">Essa consulta pode ser inserida no Umap e escolhido qual dado quer representar na label, tipo largura da rua, da calçada, tipo de pavimentação,....</text:p>
      <text:p text:style-name="normal"/>
      <text:p text:style-name="normal" loext:marker-style-name="T6"><text:a xlink:type="simple" xlink:href="https://overpass-turbo.eu/s/Gh0" text:style-name="ListLabel_20_10" text:visited-style-name="ListLabel_20_10"><text:span text:style-name="T5">https://overpass-turbo.eu/s/Gh0</text:span></text:a></text:p>
      <text:p text:style-name="normal"/>
      <text:p text:style-name="normal">[out:json][timeout:25];</text:p>
      <text:p text:style-name="normal">{{geocodeArea:jaraguá do sul}}-&gt;.searchArea;</text:p>
      <text:p text:style-name="normal">(</text:p>
      <text:p text:style-name="normal"><text:s text:c="3"/>way["highway"]["highway"!~"^(construction|cycleway|footway|path|proposed|service|track)$"](area.searchArea);</text:p>
      <text:p text:style-name="normal"><text:s text:c="2"/>);</text:p>
      <text:p text:style-name="normal">out body;</text:p>
      <text:p text:style-name="normal">&gt;;</text:p>
      <text:p text:style-name="normal">out skel qt;</text:p>
      <text:p text:style-name="normal"/>
      <text:p text:style-name="P1"><text:span text:style-name="T3">******************************************************************************************************</text:span></text:p>
      <text:p text:style-name="normal"/>
      <text:p text:style-name="normal" loext:marker-style-name="T3"><text:span text:style-name="T3">35. Obtém vias “unpaved” e colore em vermelho (Jaraguá do Sul):</text:span><text:span text:style-name="T3"/></text:p>
      <text:p text:style-name="normal">[exclui alguns tipos de vias]</text:p>
      <text:p text:style-name="normal"/>
      <text:p text:style-name="normal" loext:marker-style-name="T6"><text:a xlink:type="simple" xlink:href="https://overpass-turbo.eu/s/GhY" text:style-name="ListLabel_20_10" text:visited-style-name="ListLabel_20_10"><text:soft-page-break/><text:span text:style-name="T5">https://overpass-turbo.eu/s/GhY</text:span></text:a></text:p>
      <text:p text:style-name="normal"/>
      <text:p text:style-name="normal">[out:json][timeout:25];</text:p>
      <text:p text:style-name="normal">{{geocodeArea:jaraguá do sul}}-&gt;.searchArea;</text:p>
      <text:p text:style-name="normal">(</text:p>
      <text:p text:style-name="normal"><text:s text:c="3"/>way["highway"]["highway"!~"^(construction|cycleway|footway|path|proposed|service|track)$"]["surface"](area.searchArea);</text:p>
      <text:p text:style-name="normal"><text:s text:c="2"/>);</text:p>
      <text:p text:style-name="normal">out body;</text:p>
      <text:p text:style-name="normal">&gt;;</text:p>
      <text:p text:style-name="normal">out skel qt;</text:p>
      <text:p text:style-name="normal"/>
      <text:p text:style-name="normal">{{style:</text:p>
      <text:p text:style-name="normal">way[surface=unpaved]{</text:p>
      <text:p text:style-name="normal"><text:s text:c="2"/>color:red;</text:p>
      <text:p text:style-name="normal">} </text:p>
      <text:p text:style-name="normal">}}</text:p>
      <text:p text:style-name="normal"/>
      <text:p text:style-name="P1"><text:span text:style-name="T3">******************************************************************************************************</text:span></text:p>
      <text:p text:style-name="normal"/>
      <text:p text:style-name="normal" loext:marker-style-name="T3"><text:span text:style-name="T3">36. Obtém todas as vias com a “surface=unpaved” (Jaraguá do Sul):</text:span><text:span text:style-name="T3"/></text:p>
      <text:p text:style-name="normal">[exclui alguns tipos de vias]</text:p>
      <text:p text:style-name="normal"/>
      <text:p text:style-name="normal" loext:marker-style-name="T6"><text:a xlink:type="simple" xlink:href="https://overpass-turbo.eu/s/GD8" text:style-name="ListLabel_20_10" text:visited-style-name="ListLabel_20_10"><text:span text:style-name="T5">https://overpass-turbo.eu/s/GD8</text:span></text:a></text:p>
      <text:p text:style-name="normal"/>
      <text:p text:style-name="normal">[out:json][timeout:25];</text:p>
      <text:p text:style-name="normal">{{geocodeArea:jaraguá do sul}}-&gt;.searchArea;</text:p>
      <text:p text:style-name="normal">(</text:p>
      <text:p text:style-name="normal">way["highway"]["highway"!~"^(construction|cycleway|footway|path|proposed|service|track)$"]["surface"="unpaved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P1"><text:span text:style-name="T3">******************************************************************************************************</text:span></text:p>
      <text:p text:style-name="normal"/>
      <text:p text:style-name="normal" loext:marker-style-name="T3"><text:span text:style-name="T3">37. Obtém todas as vias com a “surface= paved” (Jaraguá do Sul);</text:span><text:span text:style-name="T3"/></text:p>
      <text:p text:style-name="normal">[exclui alguns tipos de vias]</text:p>
      <text:p text:style-name="normal"/>
      <text:p text:style-name="normal" loext:marker-style-name="T6"><text:a xlink:type="simple" xlink:href="https://overpass-turbo.eu/s/GD7" text:style-name="ListLabel_20_10" text:visited-style-name="ListLabel_20_10"><text:span text:style-name="T5">https://overpass-turbo.eu/s/GD7</text:span></text:a></text:p>
      <text:p text:style-name="normal"/>
      <text:p text:style-name="normal">[out:json][timeout:25];</text:p>
      <text:p text:style-name="normal">{{geocodeArea:jaraguá do sul}}-&gt;.searchArea;</text:p>
      <text:p text:style-name="normal">(</text:p>
      <text:p text:style-name="normal">way["highway"]["highway"!~"^(construction|cycleway|footway|path|proposed|service|track)$"]["surface"="paved"](area.searchArea);</text:p>
      <text:p text:style-name="normal">);</text:p>
      <text:p text:style-name="normal">out body;</text:p>
      <text:p text:style-name="normal">&gt;;</text:p>
      <text:p text:style-name="normal"><text:soft-page-break/>out skel qt;</text:p>
      <text:p text:style-name="normal"/>
      <text:p text:style-name="P1"><text:span text:style-name="T3">******************************************************************************************************</text:span></text:p>
      <text:p text:style-name="P3" loext:marker-style-name="T3"/>
      <text:p text:style-name="P3" loext:marker-style-name="T3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P3" loext:marker-style-name="T3"/>
      <text:p text:style-name="normal" loext:marker-style-name="T3"><text:span text:style-name="T3">38. Obtém todas as ruas menores que 10 m (width&lt;10) de Jaraguá do Sul:</text:span><text:span text:style-name="T3"/></text:p>
      <text:p text:style-name="P3" loext:marker-style-name="T3"/>
      <text:p text:style-name="normal" loext:marker-style-name="T6"><text:a xlink:type="simple" xlink:href="https://overpass-turbo.eu/s/GiA" text:style-name="ListLabel_20_10" text:visited-style-name="ListLabel_20_10"><text:span text:style-name="T5">https://overpass-turbo.eu/s/GiA</text:span></text:a></text:p>
      <text:p text:style-name="P3" loext:marker-style-name="T3"/>
      <text:p text:style-name="normal">[out:json][timeout:125];</text:p>
      <text:p text:style-name="normal">{{geocodeArea:Jaraguá do Sul}}-&gt;.searchArea;</text:p>
      <text:p text:style-name="normal">(</text:p>
      <text:p text:style-name="normal"><text:s text:c="2"/>way["highway"]["width"](if: t["width"] &lt; 10)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P1"><text:span text:style-name="T3">******************************************************************************************************</text:span></text:p>
      <text:p text:style-name="normal"/>
      <text:p text:style-name="normal" loext:marker-style-name="T3"><text:span text:style-name="T3">39. Obtém todas as calçadas menores que 2 m (sidewalk&lt;2) em Jaraguá do Sul:</text:span><text:span text:style-name="T3"/></text:p>
      <text:p text:style-name="normal"/>
      <text:p text:style-name="normal" loext:marker-style-name="T6"><text:a xlink:type="simple" xlink:href="https://overpass-turbo.eu/s/Gik" text:style-name="ListLabel_20_10" text:visited-style-name="ListLabel_20_10"><text:span text:style-name="T5">https://overpass-turbo.eu/s/Gik</text:span></text:a></text:p>
      <text:p text:style-name="normal"/>
      <text:p text:style-name="normal">[out:json][timeout:125];</text:p>
      <text:p text:style-name="normal">{{geocodeArea:Jaraguá do Sul}}-&gt;.searchArea;</text:p>
      <text:p text:style-name="normal">(</text:p>
      <text:p text:style-name="normal"><text:s text:c="2"/>way["highway"]["sidewalk:width"](if: t["sidewalk:width"] &lt; 2)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P1"><text:span text:style-name="T3">******************************************************************************************************</text:span></text:p>
      <text:p text:style-name="P3" loext:marker-style-name="T3"/>
      <text:p text:style-name="normal"><text:span text:style-name="T3">40. Obtém todas as ruas que não tem a tag de calçada (sidewalk:width) em Jaraguá do Sul:</text:span></text:p>
      <text:p text:style-name="P3" loext:marker-style-name="T3"/>
      <text:p text:style-name="normal" loext:marker-style-name="T6"><text:a xlink:type="simple" xlink:href="http://overpass-turbo.eu/s/Gm6" text:style-name="ListLabel_20_10" text:visited-style-name="ListLabel_20_10"><text:span text:style-name="T5">http://overpass-turbo.eu/s/Gm6</text:span></text:a></text:p>
      <text:p text:style-name="P3" loext:marker-style-name="T3"/>
      <text:p text:style-name="normal">[out:json][timeout:250];</text:p>
      <text:p text:style-name="normal">{{geocodeArea:Jaraguá do Sul}}-&gt;.searchArea;</text:p>
      <text:p text:style-name="normal">(</text:p>
      <text:p text:style-name="normal"><text:s text:c="2"/>way["highway"]["highway"!~"^(construction|cycleway|footway|path|proposed|service|track)$"]</text:p>
      <text:p text:style-name="normal"><text:s/>[!"sidewalk:width"]</text:p>
      <text:p text:style-name="normal"><text:s text:c="2"/>(area.searchArea);</text:p>
      <text:p text:style-name="normal"><text:s text:c="2"/>);</text:p>
      <text:p text:style-name="normal"><text:soft-page-break/>out body;</text:p>
      <text:p text:style-name="normal">&gt;;</text:p>
      <text:p text:style-name="normal">out skel qt;</text:p>
      <text:p text:style-name="normal"/>
      <text:p text:style-name="P1"><text:span text:style-name="T3">******************************************************************************************************</text:span></text:p>
      <text:p text:style-name="P1"><text:span text:style-name="T3">******************************************************************************************************</text:span></text:p>
      <text:p text:style-name="normal"/>
      <text:p text:style-name="normal"><text:span text:style-name="T3">41. Obtém os comprimentos de vias, conforme a pavimentação, de um bairro (Tifa Monos) de Jaraguá do Sul: </text:span>(usando geocode)</text:p>
      <text:p text:style-name="normal"/>
      <text:p text:style-name="normal" loext:marker-style-name="T6"><text:a xlink:type="simple" xlink:href="https://overpass-turbo.eu/s/HJB" text:style-name="ListLabel_20_10" text:visited-style-name="ListLabel_20_10"><text:span text:style-name="T5">https://overpass-turbo.eu/s/HJB</text:span></text:a></text:p>
      <text:p text:style-name="normal"/>
      <text:p text:style-name="normal">[out:csv(surface,length)];</text:p>
      <text:p text:style-name="normal">{{geocodeArea:Tifa Monos,Jaraguá do Sul}}-&gt;.searchArea;</text:p>
      <text:p text:style-name="normal">way["highway"]["highway"!~"^(construction|cycleway|footway|path|proposed|service|track)$"]["surface"](area.searchArea);</text:p>
      <text:p text:style-name="normal">for (t["surface"])</text:p>
      <text:p text:style-name="normal">{</text:p>
      <text:p text:style-name="normal"><text:s text:c="3"/>make stat surface=_.val,</text:p>
      <text:p text:style-name="normal"><text:s text:c="7"/>count=count(ways),length=sum(length());</text:p>
      <text:p text:style-name="normal"><text:s text:c="3"/>out;</text:p>
      <text:p text:style-name="normal">}</text:p>
      <text:p text:style-name="normal"/>
      <text:p text:style-name="P1"><text:span text:style-name="T3">******************************************************************************************************</text:span></text:p>
      <text:p text:style-name="normal"/>
      <text:p text:style-name="normal"><text:span text:style-name="T3">42. Obtém os comprimentos de vias, conforme a pavimentação, de um bairro (Ilha da Figueira) de Jaraguá do Sul: </text:span>(usando area)</text:p>
      <text:p text:style-name="normal"/>
      <text:p text:style-name="P10">A pesquisa usando o geocode “Ilha da Figueira” não retornava nenhum resultado. Isso deve-se ao Overpass usar o primeiro resultado de busca do Nominatim. Na pesquisa abaixo, foi preciso usar a área da relação (relation) que continha o bairro. A relação era a 3501795 (bairro Ilha da Figueira) e foi somado 360000000, para identificar como relação no overpass com uso de “area”.</text:p>
      <text:p text:style-name="normal"/>
      <text:p text:style-name="normal" loext:marker-style-name="T6"><text:a xlink:type="simple" xlink:href="https://overpass-turbo.eu/s/HJC" text:style-name="ListLabel_20_10" text:visited-style-name="ListLabel_20_10"><text:span text:style-name="T5">https://overpass-turbo.eu/s/HJC</text:span></text:a></text:p>
      <text:p text:style-name="normal"/>
      <text:p text:style-name="normal">[out:csv(surface,length)];</text:p>
      <text:p text:style-name="normal">area(3603501795)-&gt;.searchArea;</text:p>
      <text:p text:style-name="normal">way["highway"]["highway"!~"^(construction|cycleway|footway|path|proposed|service|track)$"]["surface"](area.searchArea);</text:p>
      <text:p text:style-name="normal">for (t["surface"])</text:p>
      <text:p text:style-name="normal">{</text:p>
      <text:p text:style-name="normal"><text:s text:c="3"/>make stat surface=_.val,</text:p>
      <text:p text:style-name="normal"><text:s text:c="7"/>count=count(ways),length=sum(length());</text:p>
      <text:p text:style-name="normal"><text:s text:c="3"/>out;</text:p>
      <text:p text:style-name="normal">}</text:p>
      <text:p text:style-name="normal"/>
      <text:p text:style-name="P1"><text:span text:style-name="T3">******************************************************************************************************</text:span></text:p>
      <text:p text:style-name="normal"><text:soft-pag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"><text:span text:style-name="T3">******************************************************************************************************</text:span></text:p>
      <text:p text:style-name="normal"/>
      <text:p text:style-name="normal" loext:marker-style-name="T3"><text:span text:style-name="T3">43. Localiza todas as servidões do bairro Centro, de Jaraguá do Sul:</text:span><text:span text:style-name="T3"/></text:p>
      <text:p text:style-name="normal">[name=Servidão…]</text:p>
      <text:p text:style-name="normal"/>
      <text:p text:style-name="normal" loext:marker-style-name="T6"><text:a xlink:type="simple" xlink:href="http://overpass-turbo.eu/s/Gi4" text:style-name="ListLabel_20_10" text:visited-style-name="ListLabel_20_10"><text:span text:style-name="T5">http://overpass-turbo.eu/s/Gi4</text:span></text:a></text:p>
      <text:p text:style-name="normal"/>
      <text:p text:style-name="normal">[out:json][timeout:25];</text:p>
      <text:p text:style-name="normal">{{geocodeArea:centro,jaraguá do sul}}-&gt;.searchArea;</text:p>
      <text:p text:style-name="normal">(</text:p>
      <text:p text:style-name="normal">way["name"~"^Servidão*"](area.searchArea);</text:p>
      <text:p text:style-name="normal"><text:s text:c="2"/>);</text:p>
      <text:p text:style-name="normal">out body;</text:p>
      <text:p text:style-name="normal">&gt;;</text:p>
      <text:p text:style-name="normal">out skel qt;</text:p>
      <text:p text:style-name="normal"/>
      <text:p text:style-name="P1"><text:span text:style-name="T3">******************************************************************************************************</text:span></text:p>
      <text:p text:style-name="normal"/>
      <text:p text:style-name="normal" loext:marker-style-name="T3"><text:span text:style-name="T3">44. Lista pelo nome, todas as servidões do bairro Centro de Jaraguá do Sul:</text:span><text:span text:style-name="T3"/></text:p>
      <text:p text:style-name="normal" loext:marker-style-name="T3">[name=Servidão…]<text:span text:style-name="T3"/></text:p>
      <text:p text:style-name="normal"/>
      <text:p text:style-name="normal" loext:marker-style-name="T6"><text:a xlink:type="simple" xlink:href="http://overpass-turbo.eu/s/Gil" text:style-name="ListLabel_20_10" text:visited-style-name="ListLabel_20_10"><text:span text:style-name="T5">http://overpass-turbo.eu/s/Gil</text:span></text:a></text:p>
      <text:p text:style-name="normal"/>
      <text:p text:style-name="normal">[out:csv("name")][timeout:900];</text:p>
      <text:p text:style-name="normal">{{geocodeArea:centro,jaraguá do sul}}-&gt;.searchArea;</text:p>
      <text:p text:style-name="normal">(</text:p>
      <text:p text:style-name="normal">way["name"~"^Servidão*"](area.searchArea);</text:p>
      <text:p text:style-name="normal"><text:s text:c="2"/>);</text:p>
      <text:p text:style-name="normal">out body;</text:p>
      <text:p text:style-name="normal">&gt;;</text:p>
      <text:p text:style-name="normal">out skel qt;</text:p>
      <text:p text:style-name="normal"/>
      <text:p text:style-name="P1"><text:span text:style-name="T3">******************************************************************************************************</text:span></text:p>
      <text:p text:style-name="normal"/>
      <text:p text:style-name="normal" loext:marker-style-name="T3"><text:span text:style-name="T3">45. Localiza todas as vias com um determinado nome (Tobias), em Jaraguá do Sul:</text:span><text:span text:style-name="T3"/></text:p>
      <text:p text:style-name="normal"/>
      <text:p text:style-name="normal" loext:marker-style-name="T6"><text:a xlink:type="simple" xlink:href="http://overpass-turbo.eu/s/HQb" text:style-name="ListLabel_20_10" text:visited-style-name="ListLabel_20_10"><text:span text:style-name="T5">http://overpass-turbo.eu/s/HQb</text:span></text:a></text:p>
      <text:p text:style-name="normal"/>
      <text:p text:style-name="normal">[out:json][timeout:25];</text:p>
      <text:p text:style-name="normal">{{geocodeArea:jaraguá do sul}}-&gt;.searchArea;</text:p>
      <text:p text:style-name="normal">(</text:p>
      <text:p text:style-name="normal"><text:soft-page-break/>way["name"~"Tobias"](area.searchArea);</text:p>
      <text:p text:style-name="normal"><text:s text:c="2"/>);</text:p>
      <text:p text:style-name="normal">out body;</text:p>
      <text:p text:style-name="normal">&gt;;</text:p>
      <text:p text:style-name="normal">out skel qt;</text:p>
      <text:p text:style-name="normal"/>
      <text:p text:style-name="normal"/>
      <text:p text:style-name="P1"><text:span text:style-name="T3">******************************************************************************************************</text:span></text:p>
      <text:p text:style-name="normal"/>
      <text:p text:style-name="normal"/>
      <text:p text:style-name="P1"><text:span text:style-name="T3">******************************************************************************************************</text:span></text:p>
      <text:p text:style-name="normal"/>
      <text:p text:style-name="normal" loext:marker-style-name="T3"><text:span text:style-name="T3">46. Lista todas as vias com um determinado nome (Tobias), em Jaraguá do Sul:</text:span><text:span text:style-name="T3"/></text:p>
      <text:p text:style-name="P3" loext:marker-style-name="T3"/>
      <text:p text:style-name="normal" loext:marker-style-name="T6"><text:a xlink:type="simple" xlink:href="http://overpass-turbo.eu/s/HQd" text:style-name="ListLabel_20_10" text:visited-style-name="ListLabel_20_10"><text:span text:style-name="T5">http://overpass-turbo.eu/s/HQd</text:span></text:a></text:p>
      <text:p text:style-name="normal"/>
      <text:p text:style-name="normal">[out:csv("name",::type,::id)][timeout:900];</text:p>
      <text:p text:style-name="normal">{{geocodeArea:jaraguá do sul}}-&gt;.searchArea;</text:p>
      <text:p text:style-name="normal">(</text:p>
      <text:p text:style-name="normal">way["name"~"Tobias"](area.searchArea);</text:p>
      <text:p text:style-name="normal"><text:s text:c="2"/>);</text:p>
      <text:p text:style-name="normal">out body;</text:p>
      <text:p text:style-name="normal">&gt;;</text:p>
      <text:p text:style-name="normal">out skel qt;</text:p>
      <text:p text:style-name="normal"/>
      <text:p text:style-name="P1"><text:span text:style-name="T3">******************************************************************************************************</text:span></text:p>
      <text:p text:style-name="normal"/>
      <text:p text:style-name="normal" loext:marker-style-name="T3"><text:span text:style-name="T3">47. Lista os “addr:subur” de objetos de um determinado bairro. Serve para verificar se estão cadastrados nos bairros corretos:</text:span><text:span text:style-name="T3"/></text:p>
      <text:p text:style-name="normal"/>
      <text:p text:style-name="normal" loext:marker-style-name="T6"><text:a xlink:type="simple" xlink:href="http://overpass-turbo.eu/s/HQg" text:style-name="ListLabel_20_10" text:visited-style-name="ListLabel_20_10"><text:span text:style-name="T5">http://overpass-turbo.eu/s/HQg</text:span></text:a></text:p>
      <text:p text:style-name="normal"/>
      <text:p text:style-name="normal">[out:csv("addr:suburb",::type,::id)][timeout:900];</text:p>
      <text:p text:style-name="normal">{{geocodeArea:São Luís,jaraguá do sul}}-&gt;.searchArea;</text:p>
      <text:p text:style-name="normal">(</text:p>
      <text:p text:style-name="normal">node["addr:suburb"](area.searchArea);</text:p>
      <text:p text:style-name="normal"><text:s text:c="2"/>way["addr:suburb"](area.searchArea);</text:p>
      <text:p text:style-name="normal"><text:s text:c="2"/>relation["addr:suburb"](area.searchArea);</text:p>
      <text:p text:style-name="normal"><text:s text:c="2"/>);</text:p>
      <text:p text:style-name="normal">out body;</text:p>
      <text:p text:style-name="normal">&gt;;</text:p>
      <text:p text:style-name="normal">out skel qt;</text:p>
      <text:p text:style-name="normal"/>
      <text:p text:style-name="P1"><text:span text:style-name="T3">******************************************************************************************************</text:span></text:p>
      <text:p text:style-name="normal"/>
      <text:p text:style-name="normal" loext:marker-style-name="T3"><text:span text:style-name="T3">48. Lista os “addr:suburb” cadastrados na cidade. Serve para verificar erros de grafia na tag:</text:span><text:span text:style-name="T3"/></text:p>
      <text:p text:style-name="normal">[os resultados podem ser copiados para planilha libreoffice, organizados cfe bairros]</text:p>
      <text:p text:style-name="normal"/>
      <text:p text:style-name="normal" loext:marker-style-name="T6"><text:a xlink:type="simple" xlink:href="https://overpass-turbo.eu/s/H9U" text:style-name="ListLabel_20_10" text:visited-style-name="ListLabel_20_10"><text:soft-page-break/><text:span text:style-name="T5">https://overpass-turbo.eu/s/H9U</text:span></text:a></text:p>
      <text:p text:style-name="normal"/>
      <text:p text:style-name="normal">[out:csv("addr:suburb",::type,::id)][timeout:900];</text:p>
      <text:p text:style-name="normal">{{geocodeArea:jaraguá do sul}}-&gt;.searchArea;</text:p>
      <text:p text:style-name="normal">(</text:p>
      <text:p text:style-name="normal">node["addr:suburb"](area.searchArea);</text:p>
      <text:p text:style-name="normal"><text:s text:c="2"/>way["addr:suburb"](area.searchArea);</text:p>
      <text:p text:style-name="normal"><text:s text:c="2"/>relation["addr:suburb"](area.searchArea);</text:p>
      <text:p text:style-name="normal"><text:s text:c="2"/>);</text:p>
      <text:p text:style-name="normal">out body;</text:p>
      <text:p text:style-name="normal">&gt;;</text:p>
      <text:p text:style-name="normal">out skel qt;</text:p>
      <text:p text:style-name="P1"><text:span text:style-name="T3">******************************************************************************************************</text:span></text:p>
      <text:p text:style-name="P3" loext:marker-style-name="T3"/>
      <text:p text:style-name="normal" loext:marker-style-name="T3"><text:span text:style-name="T3">49. Obtém todos os cursos de água (waterway=*) sem a tag “name” de Jaraguá do Sul:</text:span><text:span text:style-name="T3"/></text:p>
      <text:p text:style-name="P4" loext:marker-style-name="T3"/>
      <text:p text:style-name="normal" loext:marker-style-name="T6"><text:a xlink:type="simple" xlink:href="https://overpass-turbo.eu/s/HZf" text:style-name="ListLabel_20_10" text:visited-style-name="ListLabel_20_10"><text:span text:style-name="T5">https://overpass-turbo.eu/s/HZf</text:span></text:a></text:p>
      <text:p text:style-name="P4" loext:marker-style-name="T3"/>
      <text:p text:style-name="normal">[out:json][timeout:250];</text:p>
      <text:p text:style-name="normal">{{geocodeArea:Jaraguá do Sul}}-&gt;.searchArea;</text:p>
      <text:p text:style-name="normal">(</text:p>
      <text:p text:style-name="normal"><text:s text:c="3"/>way["waterway"][!"name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P4" loext:marker-style-name="T3"/>
      <text:p text:style-name="P1"><text:span text:style-name="T3">******************************************************************************************************</text:span></text:p>
      <text:p text:style-name="P3" loext:marker-style-name="T3"/>
      <text:p text:style-name="normal" loext:marker-style-name="T3"><text:span text:style-name="T3">50. Obtém os rios (waterway=river) sem a tag “name” de Jaraguá do Sul:</text:span><text:span text:style-name="T3"/></text:p>
      <text:p text:style-name="P3" loext:marker-style-name="T3"/>
      <text:p text:style-name="normal" loext:marker-style-name="T6"><text:a xlink:type="simple" xlink:href="https://overpass-turbo.eu/s/HZh" text:style-name="ListLabel_20_10" text:visited-style-name="ListLabel_20_10"><text:span text:style-name="T5">https://overpass-turbo.eu/s/HZh</text:span></text:a></text:p>
      <text:p text:style-name="P3" loext:marker-style-name="T3"/>
      <text:p text:style-name="normal">[out:json][timeout:250];</text:p>
      <text:p text:style-name="normal">{{geocodeArea:Jaraguá do Sul}}-&gt;.searchArea;</text:p>
      <text:p text:style-name="normal">(</text:p>
      <text:p text:style-name="normal"><text:s text:c="2"/>way["waterway"="river"][!"name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P4" loext:marker-style-name="T3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P4" loext:marker-style-name="T3"/>
      <text:p text:style-name="normal" loext:marker-style-name="T3"><text:span text:style-name="T3">51. Obtém a relação que compõe os limites de um municipio (São João do Itaperiú). Pode ser usada para conseguir o arquivo gpx/kml do município:</text:span><text:span text:style-name="T3"/></text:p>
      <text:p text:style-name="P4" loext:marker-style-name="T3"/>
      <text:p text:style-name="normal" loext:marker-style-name="T6"><text:a xlink:type="simple" xlink:href="https://overpass-turbo.eu/s/HZr" text:style-name="ListLabel_20_10" text:visited-style-name="ListLabel_20_10"><text:span text:style-name="T5">https://overpass-turbo.eu/s/HZr</text:span></text:a></text:p>
      <text:p text:style-name="P3" loext:marker-style-name="T3"/>
      <text:p text:style-name="normal"><text:soft-page-break/>[out:json][timeout:25];</text:p>
      <text:p text:style-name="normal">{{geocodeArea:São João do Itaperiú}}-&gt;.searchArea;</text:p>
      <text:p text:style-name="normal">(</text:p>
      <text:p text:style-name="normal"><text:s text:c="2"/>relation["admin_level"="8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P4" loext:marker-style-name="T3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P4" loext:marker-style-name="T3"/>
      <text:p text:style-name="P4" loext:marker-style-name="T3"/>
      <text:p text:style-name="P4" loext:marker-style-name="T3"/>
      <text:p text:style-name="P1" loext:marker-style-name="T3"><text:span text:style-name="T3">******************************************************************************************************</text:span><text:span text:style-name="T3"/></text:p>
      <text:p text:style-name="normal"/>
      <text:p text:style-name="normal">Informações sobre Overpass:</text:p>
      <text:p text:style-name="normal"/>
      <text:p text:style-name="normal"><text:a xlink:type="simple" xlink:href="https://wiki.openstreetmap.org/wiki/Overpass_API" text:style-name="ListLabel_20_12" text:visited-style-name="ListLabel_20_12"><text:span text:style-name="T9">https://wiki.openstreetmap.org/wiki/Overpass_API</text:span></text:a></text:p>
      <text:p text:style-name="normal"/>
      <text:p text:style-name="normal"><text:a xlink:type="simple" xlink:href="https://wiki.openstreetmap.org/wiki/Overpass_turbo" text:style-name="ListLabel_20_12" text:visited-style-name="ListLabel_20_12"><text:span text:style-name="T9">https://wiki.openstreetmap.org/wiki/Overpass_turbo</text:span></text:a></text:p>
      <text:p text:style-name="normal"/>
      <text:p text:style-name="normal"><text:a xlink:type="simple" xlink:href="https://wiki.openstreetmap.org/wiki/Overpass_API/Language_Guide" text:style-name="ListLabel_20_12" text:visited-style-name="ListLabel_20_12"><text:span text:style-name="T9">https://wiki.openstreetmap.org/wiki/Overpass_API/Language_Guide</text:span></text:a></text:p>
      <text:p text:style-name="normal"/>
      <text:p text:style-name="normal"><text:a xlink:type="simple" xlink:href="https://wiki.openstreetmap.org/wiki/Overpass_turbo#Map" text:style-name="ListLabel_20_12" text:visited-style-name="ListLabel_20_12"><text:span text:style-name="T9">https://wiki.openstreetmap.org/wiki/Overpass_turbo#Map</text:span></text:a></text:p>
      <text:p text:style-name="normal"/>
      <text:p text:style-name="normal"><text:a xlink:type="simple" xlink:href="https://wiki.openstreetmap.org/wiki/Overpass_turbo/Examples" text:style-name="ListLabel_20_12" text:visited-style-name="ListLabel_20_12"><text:span text:style-name="T9">https://wiki.openstreetmap.org/wiki/Overpass_turbo/Examples</text:span></text:a></text:p>
      <text:p text:style-name="normal"/>
      <text:p text:style-name="normal"><text:a xlink:type="simple" xlink:href="https://wiki.openstreetmap.org/wiki/Overpass_API/Advanced_examples" text:style-name="ListLabel_20_12" text:visited-style-name="ListLabel_20_12"><text:span text:style-name="T9">https://wiki.openstreetmap.org/wiki/Overpass_API/Advanced_examples</text:span></text:a></text:p>
      <text:p text:style-name="normal"/>
      <text:p text:style-name="normal"><text:a xlink:type="simple" xlink:href="https://wiki.openstreetmap.org/wiki/Overpass_API/Overpass_API_by_Example" text:style-name="ListLabel_20_12" text:visited-style-name="ListLabel_20_12"><text:span text:style-name="T9">https://wiki.openstreetmap.org/wiki/Overpass_API/Overpass_API_by_Example</text:span></text:a></text:p>
      <text:p text:style-name="normal"/>
      <text:p text:style-name="normal"><text:a xlink:type="simple" xlink:href="https://wiki.openstreetmap.org/wiki/Overpass_API/Overpass_QL" text:style-name="ListLabel_20_12" text:visited-style-name="ListLabel_20_12"><text:span text:style-name="T9">https://wiki.openstreetmap.org/wiki/Overpass_API/Overpass_QL</text:span></text:a></text:p>
      <text:p text:style-name="normal"/>
      <text:p text:style-name="normal"><text:a xlink:type="simple" xlink:href="https://wiki.openstreetmap.org/wiki/Overpass_API/Sparse_Editing" text:style-name="ListLabel_20_12" text:visited-style-name="ListLabel_20_12"><text:span text:style-name="T9">https://wiki.openstreetmap.org/wiki/Overpass_API/Sparse_Editing</text:span></text:a></text:p>
      <text:p text:style-name="normal"/>
      <text:p text:style-name="normal"><text:a xlink:type="simple" xlink:href="https://wiki.openstreetmap.org/wiki/Overpass_turbo/MapCSS" text:style-name="ListLabel_20_12" text:visited-style-name="ListLabel_20_12"><text:span text:style-name="T9">https://wiki.openstreetmap.org/wiki/Overpass_turbo/MapCSS</text:span></text:a></text:p>
      <text:p text:style-name="normal"/>
      <text:p text:style-name="normal"><text:a xlink:type="simple" xlink:href="https://wiki.openstreetmap.org/wiki/Overpass_API/Overpass_QL#Print_.28out.29" text:style-name="ListLabel_20_12" text:visited-style-name="ListLabel_20_12"><text:span text:style-name="T9">https://wiki.openstreetmap.org/wiki/Overpass_API/Overpass_QL#Print_.28out.29</text:span></text:a></text:p>
      <text:p text:style-name="normal"/>
      <text:p text:style-name="normal"/>
      <text:p text:style-name="normal">Outros exemplos de Overpass e usuários:</text:p>
      <text:p text:style-name="normal"/>
      <text:p text:style-name="normal"><text:a xlink:type="simple" xlink:href="https://wiki.openstreetmap.org/wiki/Overpass_turbo/Examples/Postal_Codes_Quality_Assurance" text:style-name="ListLabel_20_12" text:visited-style-name="ListLabel_20_12"><text:span text:style-name="T9">https://wiki.openstreetmap.org/wiki/Overpass_turbo/Examples/Postal_Codes_Quality_Assurance</text:span></text:a></text:p>
      <text:p text:style-name="normal"/>
      <text:p text:style-name="normal"><text:a xlink:type="simple" xlink:href="https://wiki.openstreetmap.org/wiki/Public_transport/Quality_Assurance" text:style-name="ListLabel_20_12" text:visited-style-name="ListLabel_20_12"><text:span text:style-name="T9">https://wiki.openstreetmap.org/wiki/Public_transport/Quality_Assurance</text:span></text:a></text:p>
      <text:p text:style-name="normal"/>
      <text:p text:style-name="normal"><text:a xlink:type="simple" xlink:href="https://wiki.openstreetmap.org/wiki/User:Soldier_Boy/overpass-turbo" text:style-name="ListLabel_20_12" text:visited-style-name="ListLabel_20_12"><text:span text:style-name="T9">https://wiki.openstreetmap.org/wiki/User:Soldier_Boy/overpass-turbo</text:span></text:a></text:p>
      <text:p text:style-name="normal"/>
      <text:p text:style-name="normal"/>
      <text:p text:style-name="normal"><text:a xlink:type="simple" xlink:href="https://wiki.openstreetmap.org/wiki/User:CristianCantoro#Overpass_turbo_queries" text:style-name="ListLabel_20_12" text:visited-style-name="ListLabel_20_12"><text:span text:style-name="T9">https://wiki.openstreetmap.org/wiki/User:CristianCantoro#Overpass_turbo_queries</text:span></text:a></text:p>
      <text:p text:style-name="normal"><text:soft-page-break/></text:p>
      <text:p text:style-name="normal"><text:a xlink:type="simple" xlink:href="https://wiki.openstreetmap.org/wiki/User:Hanoj/overpass" text:style-name="ListLabel_20_12" text:visited-style-name="ListLabel_20_12"><text:span text:style-name="T9">https://wiki.openstreetmap.org/wiki/User:Hanoj/overpass</text:span></text:a></text:p>
      <text:list text:style-name="WWNum1">
        <text:list-item>
          <text:p text:style-name="P11"><text:span text:style-name="T12">[name]</text:span><text:span text:style-name="T13">: select only elements that have a name.</text:span></text:p>
        </text:list-item>
        <text:list-item>
          <text:p text:style-name="P12"><text:span text:style-name="T12">[highway~"bus_stop|tram_stop"]</text:span><text:span text:style-name="T13">: select only elements that have a highway tag that contains </text:span><text:span text:style-name="T12">bus_stop</text:span><text:span text:style-name="T13"> or </text:span><text:span text:style-name="T12">tram_stop</text:span><text:span text:style-name="T13"> (the meaning of the given regular expression).</text:span></text:p>
        </text:list-item>
        <text:list-item>
          <text:p text:style-name="P12"><text:span text:style-name="T12">[name][highway~"bus_stop|tram_stop"]</text:span><text:span text:style-name="T13">: select only elements that fulfill both conditions.</text:span></text:p>
        </text:list-item>
        <text:list-item>
          <text:p text:style-name="P12"><text:span text:style-name="T12">[name][railway~"halt|station|tram_stop"]</text:span><text:span text:style-name="T13">: select only elements that have a </text:span><text:span text:style-name="T12">name</text:span><text:span text:style-name="T13"> tag and that have a </text:span><text:span text:style-name="T12">railway</text:span><text:span text:style-name="T13"> tag which contains </text:span><text:span text:style-name="T12">halt</text:span><text:span text:style-name="T13">, </text:span><text:span text:style-name="T12">station</text:span><text:span text:style-name="T13">, or </text:span><text:span text:style-name="T12">tram_stop</text:span><text:span text:style-name="T13">.</text:span></text:p>
        </text:list-item>
        <text:list-item>
          <text:p text:style-name="P13"><text:span text:style-name="T12">[name][highway~"bus_stop|tram_stop"];[name][railway~"halt|station|tram_stop"];</text:span><text:span text:style-name="T13">: selects all elements that fulfill at least one of the two before listed conditions.</text:span></text:p>
        </text:list-item>
      </text:list>
      <text:p text:style-name="normal"><draw:rect text:anchor-type="as-char" style:rel-width="100%" draw:z-index="0" draw:style-name="gr1" draw:text-style-name="P17" svg:width="17.001cm" svg:height="0.054cm"><text:p/></draw:rect></text:p>
      <text:p text:style-name="normal"/>
      <text:p text:style-name="normal">Estudar sobre extrair coordenadas de nós de way:</text:p>
      <text:p text:style-name="normal"/>
      <text:p text:style-name="normal" loext:marker-style-name="T9"><text:a xlink:type="simple" xlink:href="https://gis.stackexchange.com/questions/156972/determine-angle-of-street-by-parsing-an-overpass-turbo-output-xml" text:style-name="ListLabel_20_12" text:visited-style-name="ListLabel_20_12"><text:span text:style-name="T9">https://gis.stackexchange.com/questions/156972/determine-angle-of-street-by-parsing-an-overpass-turbo-output-xml</text:span></text:a></text:p>
      <text:p text:style-name="normal"><text:a xlink:type="simple" xlink:href="https://gis.stackexchange.com/questions/156972/determine-angle-of-street-by-parsing-an-overpass-turbo-output-xml" text:style-name="ListLabel_20_12" text:visited-style-name="ListLabel_20_12"/></text:p>
      <text:p text:style-name="normal"><draw:rect text:anchor-type="as-char" style:rel-width="100%" draw:z-index="1" draw:style-name="gr1" draw:text-style-name="P17" svg:width="17.001cm" svg:height="0.054cm"><text:p/></draw:rect></text:p>
      <text:p text:style-name="normal"/>
      <text:p text:style-name="normal"/>
      <text:p text:style-name="normal">Em estudo:<draw:rect text:anchor-type="as-char" style:rel-width="100%" draw:z-index="2" draw:style-name="gr1" draw:text-style-name="P17" svg:width="17.001cm" svg:height="0.054cm"><text:p/></draw:rect></text:p>
      <text:p text:style-name="normal"/>
      <text:p text:style-name="normal">Extração de radares em csv:</text:p>
      <text:p text:style-name="normal"/>
      <text:p text:style-name="normal">[out:csv(::lon,::lat,"highway","maxspeed",::type,::id)][timeout:900];</text:p>
      <text:p text:style-name="normal">{{geocodeArea:Santa Catarina}}-&gt;.searchArea;</text:p>
      <text:p text:style-name="normal">(</text:p>
      <text:p text:style-name="normal"><text:s text:c="2"/>node["highway"="speed_camera"](area.searchArea);</text:p>
      <text:p text:style-name="normal"><text:s text:c="2"/>way["highway"="speed_camera"](area.searchArea);</text:p>
      <text:p text:style-name="normal"><text:s text:c="2"/>relation["highway"="speed_camera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normal" loext:marker-style-name="T7"><text:span text:style-name="T7">(ver também o speed_display)</text:span><text:span text:style-name="T7"/></text:p>
      <text:p text:style-name="normal"/>
      <text:p text:style-name="normal"/>
      <text:p text:style-name="normal">Outro:</text:p>
      <text:p text:style-name="normal"/>
      <text:p text:style-name="normal"/>
      <text:p text:style-name="normal">[out:csv(::lon,::lat,"highway","maxspeed",::type,::id)][timeout:900];</text:p>
      <text:p text:style-name="normal">{{geocodeArea:Brasil}}-&gt;.searchArea;</text:p>
      <text:p text:style-name="normal">(</text:p>
      <text:p text:style-name="normal"><text:s/>node["maxspeed"]["highway"](area.searchArea); <text:s/></text:p>
      <text:p text:style-name="normal">);</text:p>
      <text:p text:style-name="normal">out body;</text:p>
      <text:p text:style-name="normal">&gt;;</text:p>
      <text:p text:style-name="normal">out skel qt;</text:p>
      <text:p text:style-name="normal"><text:soft-page-break/></text:p>
      <text:p text:style-name="normal"><draw:rect text:anchor-type="as-char" style:rel-width="100%" draw:z-index="3" draw:style-name="gr1" draw:text-style-name="P17" svg:width="17.001cm" svg:height="0.054cm"><text:p/></draw:rect></text:p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normal" loext:marker-style-name="T3"><text:span text:style-name="T3">Comprimento das JGS de Jaraguá do Sul, conforme a pavimentação:</text:span><text:span text:style-name="T3"/></text:p>
      <text:p text:style-name="P3" loext:marker-style-name="T3"/>
      <text:p text:style-name="normal" loext:marker-style-name="T3"><text:a xlink:type="simple" xlink:href="https://overpass-turbo.eu/s/HUT" text:style-name="ListLabel_20_11" text:visited-style-name="ListLabel_20_11"><text:span text:style-name="T8">https://overpass-turbo.eu/s/HUT</text:span></text:a></text:p>
      <text:p text:style-name="P3" loext:marker-style-name="T3"/>
      <text:p text:style-name="normal">[out:csv(surface,length)];</text:p>
      <text:p text:style-name="normal">{{geocodeArea:Jaraguá do Sul}}-&gt;.searchArea;</text:p>
      <text:p text:style-name="normal">(</text:p>
      <text:p text:style-name="normal"><text:s text:c="2"/>way["name"~"^JGS*"]["surface"](area.searchArea);</text:p>
      <text:p text:style-name="normal"><text:s text:c="2"/>way["alt_name"~"^JGS*"]["surface"](area.searchArea);</text:p>
      <text:p text:style-name="normal"><text:s/>);</text:p>
      <text:p text:style-name="normal">for (t["surface"])</text:p>
      <text:p text:style-name="normal">{</text:p>
      <text:p text:style-name="normal"><text:s text:c="3"/>make stat surface=_.val,</text:p>
      <text:p text:style-name="normal"><text:s text:c="7"/>count=count(ways),length=sum(length());</text:p>
      <text:p text:style-name="normal"><text:s text:c="3"/>out;</text:p>
      <text:p text:style-name="normal">}</text:p>
      <text:p text:style-name="P3" loext:marker-style-name="T3"/>
      <text:p text:style-name="P3" loext:marker-style-name="T3"/>
      <text:p text:style-name="normal" loext:marker-style-name="T3"><text:span text:style-name="T3">Mapa das JGS de Jaraguá do Sul, conforme a pavimentação:</text:span><text:span text:style-name="T3"/></text:p>
      <text:p text:style-name="P3" loext:marker-style-name="T3"/>
      <text:p text:style-name="normal" loext:marker-style-name="T3"><text:a xlink:type="simple" xlink:href="https://overpass-turbo.eu/s/HUV" text:style-name="ListLabel_20_11" text:visited-style-name="ListLabel_20_11"><text:span text:style-name="T8">https://overpass-turbo.eu/s/HUV</text:span></text:a></text:p>
      <text:p text:style-name="P3" loext:marker-style-name="T3"/>
      <text:p text:style-name="normal">[out:json][timeout:25];</text:p>
      <text:p text:style-name="normal">{{geocodeArea:jaraguá do sul}}-&gt;.searchArea;</text:p>
      <text:p text:style-name="normal">(</text:p>
      <text:p text:style-name="normal"><text:s text:c="2"/>way["name"~"^JGS*"]["surface"](area.searchArea);</text:p>
      <text:p text:style-name="normal"><text:s text:c="2"/>way["alt_name"~"^JGS*"]["surface"](area.searchArea);</text:p>
      <text:p text:style-name="normal"><text:s/>);</text:p>
      <text:p text:style-name="normal">out body;</text:p>
      <text:p text:style-name="normal">&gt;;</text:p>
      <text:p text:style-name="normal">out skel qt;</text:p>
      <text:p text:style-name="normal"/>
      <text:p text:style-name="normal">{{style:</text:p>
      <text:p text:style-name="normal">way[surface=asphalt]{</text:p>
      <text:p text:style-name="normal"><text:s text:c="2"/>color:black;</text:p>
      <text:p text:style-name="normal">} </text:p>
      <text:p text:style-name="normal">way[surface=sett]{</text:p>
      <text:p text:style-name="normal"><text:s text:c="2"/>color:green;</text:p>
      <text:p text:style-name="normal">}</text:p>
      <text:p text:style-name="normal">way[surface=paving_stones]{</text:p>
      <text:p text:style-name="normal"><text:s text:c="2"/>color:red;</text:p>
      <text:p text:style-name="normal"><text:soft-page-break/>}</text:p>
      <text:p text:style-name="normal">way[surface=compacted]{</text:p>
      <text:p text:style-name="normal"><text:s text:c="2"/>color:brown;</text:p>
      <text:p text:style-name="normal">} <text:s/></text:p>
      <text:p text:style-name="normal">way[surface=concrete]{</text:p>
      <text:p text:style-name="normal"><text:s text:c="2"/>color:blue;</text:p>
      <text:p text:style-name="normal">}</text:p>
      <text:p text:style-name="normal">way[surface=paved]{</text:p>
      <text:p text:style-name="normal"><text:s text:c="2"/>color:magenta;</text:p>
      <text:p text:style-name="normal">} </text:p>
      <text:p text:style-name="normal">way[surface=unpaved]{</text:p>
      <text:p text:style-name="normal"><text:s text:c="2"/>color:yellow;</text:p>
      <text:p text:style-name="normal">}</text:p>
      <text:p text:style-name="normal">}}</text:p>
      <text:p text:style-name="normal"/>
      <text:p text:style-name="P3" loext:marker-style-name="T3"/>
      <text:p text:style-name="P3" loext:marker-style-name="T3"/>
      <text:p text:style-name="normal" loext:marker-style-name="T3"><text:span text:style-name="T3">Marcos quilométricos (highway=milestone) das rodovias estaduais de Santa Catarina: <text:s/>[ponto + ref] e label com o km</text:span><text:span text:style-name="T3"/></text:p>
      <text:p text:style-name="P3" loext:marker-style-name="T3"/>
      <text:p text:style-name="normal" loext:marker-style-name="T3"><text:a xlink:type="simple" xlink:href="https://overpass-turbo.eu/s/IXn" text:style-name="ListLabel_20_11" text:visited-style-name="ListLabel_20_11"><text:span text:style-name="T8">https://overpass-turbo.eu/s/IXn</text:span></text:a></text:p>
      <text:p text:style-name="P3" loext:marker-style-name="T3"/>
      <text:p text:style-name="normal">[out:json][timeout:900];</text:p>
      <text:p text:style-name="normal">{{geocodeArea:Santa Catarina}}-&gt;.searchArea;</text:p>
      <text:p text:style-name="normal">(</text:p>
      <text:p text:style-name="normal"><text:s text:c="2"/>node["highway"="milestone"]["ref"~"^SC*"](area.searchArea);</text:p>
      <text:p text:style-name="normal"><text:s text:c="2"/>);</text:p>
      <text:p text:style-name="normal">out body;</text:p>
      <text:p text:style-name="normal">&gt;;</text:p>
      <text:p text:style-name="normal">out skel qt;</text:p>
      <text:p text:style-name="normal"/>
      <text:p text:style-name="normal">{{style:</text:p>
      <text:p text:style-name="normal"/>
      <text:p text:style-name="normal">node[highway]{</text:p>
      <text:p text:style-name="normal"><text:s text:c="2"/>text: distance;</text:p>
      <text:p text:style-name="normal"><text:s text:c="2"/>color:red;</text:p>
      <text:p text:style-name="normal">}</text:p>
      <text:p text:style-name="normal">}}</text:p>
      <text:p text:style-name="normal"/>
      <text:p text:style-name="normal"/>
      <text:p text:style-name="normal"/>
      <text:p text:style-name="normal"/>
      <text:p text:style-name="normal"><text:span text:style-name="T3">Marcos quilométricos (highway=milestone) das rodovias estaduais de Santa Catarina: <text:s/>[ponto + ref] e sem a label com o km</text:span></text:p>
      <text:p text:style-name="normal"/>
      <text:p text:style-name="normal" loext:marker-style-name="T3"><text:a xlink:type="simple" xlink:href="https://overpass-turbo.eu/s/IXo" text:style-name="ListLabel_20_11" text:visited-style-name="ListLabel_20_11"><text:span text:style-name="T8">https://overpass-turbo.eu/s/IXo</text:span></text:a></text:p>
      <text:p text:style-name="normal"/>
      <text:p text:style-name="normal">[out:json][timeout:900];</text:p>
      <text:p text:style-name="normal">{{geocodeArea:Santa Catarina}}-&gt;.searchArea;</text:p>
      <text:p text:style-name="normal">(</text:p>
      <text:p text:style-name="normal"><text:s text:c="2"/>node["highway"="milestone"]["ref"~"^SC*"](area.searchArea);</text:p>
      <text:p text:style-name="normal"><text:s text:c="2"/>);</text:p>
      <text:p text:style-name="normal"><text:soft-page-break/>out body;</text:p>
      <text:p text:style-name="normal">&gt;;</text:p>
      <text:p text:style-name="normal">out skel qt;</text:p>
      <text:p text:style-name="normal"/>
      <text:p text:style-name="normal"/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normal" loext:marker-style-name="T3"><text:span text:style-name="T3">Marcos quilométricos (highway=milestone) das rodovias estaduais de Santa Catarina que não possuem “ref”:</text:span><text:span text:style-name="T3"/></text:p>
      <text:p text:style-name="P3" loext:marker-style-name="T3"/>
      <text:p text:style-name="normal" loext:marker-style-name="T3"><text:a xlink:type="simple" xlink:href="https://overpass-turbo.eu/s/IXq" text:style-name="ListLabel_20_11" text:visited-style-name="ListLabel_20_11"><text:span text:style-name="T8">https://overpass-turbo.eu/s/IXq</text:span></text:a></text:p>
      <text:p text:style-name="normal"/>
      <text:p text:style-name="normal"/>
      <text:p text:style-name="normal">[out:json][timeout:900];</text:p>
      <text:p text:style-name="normal">{{geocodeArea:Santa Catarina}}-&gt;.searchArea;</text:p>
      <text:p text:style-name="normal">(</text:p>
      <text:p text:style-name="normal"><text:s text:c="2"/>node["highway"="milestone"][!"ref"](area.searchArea);</text:p>
      <text:p text:style-name="normal"><text:s text:c="2"/>);</text:p>
      <text:p text:style-name="normal">out body;</text:p>
      <text:p text:style-name="normal">&gt;;</text:p>
      <text:p text:style-name="normal">out skel qt;</text:p>
      <text:p text:style-name="P3" loext:marker-style-name="T3"/>
      <text:p text:style-name="P3" loext:marker-style-name="T3"/>
      <text:p text:style-name="normal"><text:span text:style-name="T3">Marcos quilométricos (highway=milestone) e acessos das rodovias estaduais de Santa Catarina: <text:s/>[ponto + ref] e sem a label com o km</text:span></text:p>
      <text:p text:style-name="P3" loext:marker-style-name="T3"/>
      <text:p text:style-name="P3" loext:marker-style-name="T3"/>
      <text:p text:style-name="normal" loext:marker-style-name="T3"><text:a xlink:type="simple" xlink:href="https://overpass-turbo.eu/s/IZ9" text:style-name="ListLabel_20_11" text:visited-style-name="ListLabel_20_11"><text:span text:style-name="T8">https://overpass-turbo.eu/s/IZ9</text:span></text:a></text:p>
      <text:p text:style-name="P3" loext:marker-style-name="T3"/>
      <text:p text:style-name="normal">[out:json][timeout:900];</text:p>
      <text:p text:style-name="normal">{{geocodeArea:Santa Catarina}}-&gt;.searchArea;</text:p>
      <text:p text:style-name="normal">(</text:p>
      <text:p text:style-name="normal"><text:s text:c="2"/>node["highway"="milestone"]["ref"~"^SC*"](area.searchArea);</text:p>
      <text:p text:style-name="normal"><text:s text:c="2"/>node["highway"="milestone"]["description"](area.searchArea);</text:p>
      <text:p text:style-name="normal"/>
      <text:p text:style-name="normal"><text:s text:c="2"/>);</text:p>
      <text:p text:style-name="normal">out body;</text:p>
      <text:p text:style-name="normal">&gt;;</text:p>
      <text:p text:style-name="normal">out skel qt;</text:p>
      <text:p text:style-name="P3" loext:marker-style-name="T3"/>
      <text:p text:style-name="P3" loext:marker-style-name="T3"/>
      <text:p text:style-name="P3" loext:marker-style-name="T3"/>
      <text:p text:style-name="normal" loext:marker-style-name="T3"><draw:rect text:anchor-type="as-char" style:rel-width="100%" draw:z-index="4" draw:style-name="gr1" draw:text-style-name="P17" svg:width="17.001cm" svg:height="0.054cm"><text:p/></draw:rect></text:p>
      <text:p text:style-name="P3" loext:marker-style-name="T3"/>
      <text:p text:style-name="normal" loext:marker-style-name="T3"><text:span text:style-name="T3">Consulta para saber as ruas que contém o CEP (postal_code) cadastrado. Serve também para detectar erros.</text:span><text:span text:style-name="T3"/></text:p>
      <text:p text:style-name="P3" loext:marker-style-name="T3"/>
      <text:p text:style-name="P3" loext:marker-style-name="T3"/>
      <text:p text:style-name="normal" loext:marker-style-name="T3"><text:a xlink:type="simple" xlink:href="https://overpass-turbo.eu/s/J6Z" text:style-name="ListLabel_20_11" text:visited-style-name="ListLabel_20_11"><text:span text:style-name="T8">https://overpass-turbo.eu/s/J6Z</text:span></text:a></text:p>
      <text:p text:style-name="P3" loext:marker-style-name="T3"/>
      <text:p text:style-name="normal"><text:soft-page-break/><text:s text:c="2"/>[out:csv(::type,::id,postal_code,name,::count)];</text:p>
      <text:p text:style-name="normal"><text:s text:c="2"/>area[name="Jaraguá do Sul"]-&gt;.a;</text:p>
      <text:p text:style-name="normal"><text:s text:c="2"/>( node(area.a)[postal_code];</text:p>
      <text:p text:style-name="normal"><text:s text:c="4"/>way(area.a)[postal_code];</text:p>
      <text:p text:style-name="normal"><text:s text:c="4"/>rel(area.a)[postal_code];</text:p>
      <text:p text:style-name="normal"><text:s text:c="2"/>);</text:p>
      <text:p text:style-name="normal"><text:s text:c="2"/>out;</text:p>
      <text:p text:style-name="normal"><text:s text:c="2"/>out count;</text:p>
      <text:p text:style-name="P3" loext:marker-style-name="T3"/>
      <text:p text:style-name="P3" loext:marker-style-name="T3"/>
      <text:p text:style-name="normal" loext:marker-style-name="T3"><text:span text:style-name="T3">Consulta para estudar o padrão usado na way. Gera csv com campos separados por “|”</text:span><text:span text:style-name="T3"/></text:p>
      <text:p text:style-name="P3" loext:marker-style-name="T3"/>
      <text:p text:style-name="normal" loext:marker-style-name="T3"><text:a xlink:type="simple" xlink:href="https://overpass-turbo.eu/s/J70" text:style-name="ListLabel_20_11" text:visited-style-name="ListLabel_20_11"><text:span text:style-name="T8">https://overpass-turbo.eu/s/J70</text:span></text:a></text:p>
      <text:p text:style-name="P3" loext:marker-style-name="T3"/>
      <text:p text:style-name="normal">/*</text:p>
      <text:p text:style-name="normal">This has been generated by the overpass-turbo wizard.</text:p>
      <text:p text:style-name="normal">The original search was:</text:p>
      <text:p text:style-name="normal">“"andachtsstätte" in essen”</text:p>
      <text:p text:style-name="normal">*/</text:p>
      <text:p text:style-name="normal">[out:csv("name", "addr:street", "addr:housenumber", "addr:postcode", "addr:city", ::id, ::type, "service_times", "contact:website"; true; "|")][timeout:25];</text:p>
      <text:p text:style-name="normal">// fetch area “essen” to search in</text:p>
      <text:p text:style-name="normal">{{geocodeArea:essen}}-&gt;.searchArea;</text:p>
      <text:p text:style-name="normal">// gather results</text:p>
      <text:p text:style-name="normal">(</text:p>
      <text:p text:style-name="normal"><text:s text:c="2"/>// query part for: “"andachtsstätte"”</text:p>
      <text:p text:style-name="normal"><text:s text:c="2"/>way["amenity"="place_of_worship"]["denomination"="roman_catholic"]["building"~"church|cathedral"](area.searchArea);</text:p>
      <text:p text:style-name="normal">);</text:p>
      <text:p text:style-name="normal">// print results</text:p>
      <text:p text:style-name="normal"/>
      <text:p text:style-name="normal">out body;</text:p>
      <text:p text:style-name="normal">&gt;;</text:p>
      <text:p text:style-name="normal">out skel qt;</text:p>
      <text:p text:style-name="normal"/>
      <text:p text:style-name="normal" loext:marker-style-name="T3"><draw:rect text:anchor-type="as-char" style:rel-width="100%" draw:z-index="5" draw:style-name="gr1" draw:text-style-name="P17" svg:width="17.001cm" svg:height="0.054cm"><text:p/></draw:rect></text:p>
      <text:p text:style-name="P3" loext:marker-style-name="T3"/>
      <text:p text:style-name="normal" loext:marker-style-name="T3"><text:span text:style-name="T3">Consulta para ver radares sem velocidade (tag maxspeed):</text:span><text:span text:style-name="T3"/></text:p>
      <text:p text:style-name="P3" loext:marker-style-name="T3"/>
      <text:p text:style-name="normal" loext:marker-style-name="T3"><text:a xlink:type="simple" xlink:href="http://overpass-turbo.eu/s/JRm" text:style-name="ListLabel_20_11" text:visited-style-name="ListLabel_20_11"><text:span text:style-name="T8">http://overpass-turbo.eu/s/JRm</text:span></text:a></text:p>
      <text:p text:style-name="P3" loext:marker-style-name="T3"/>
      <text:p text:style-name="normal"/>
      <text:p text:style-name="normal">[out:json][timeout:900];</text:p>
      <text:p text:style-name="normal">{{geocodeArea:Brasil}}-&gt;.searchArea;</text:p>
      <text:p text:style-name="normal">(</text:p>
      <text:p text:style-name="normal"><text:s text:c="2"/>node["highway"="speed_camera"][!"maxspeed"](area.searchArea);</text:p>
      <text:p text:style-name="normal"><text:s text:c="2"/>way["highway"="speed_camera"][!"maxspeed"](area.searchArea);</text:p>
      <text:p text:style-name="normal"><text:s text:c="2"/>relation["highway"="speed_camera"][!"maxspeed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P3" loext:marker-style-name="T3"><text:soft-page-break/></text:p>
      <text:p text:style-name="normal" loext:marker-style-name="T3"><draw:rect text:anchor-type="as-char" style:rel-width="100%" draw:z-index="6" draw:style-name="gr1" draw:text-style-name="P17" svg:width="17.001cm" svg:height="0.054cm"><text:p/></draw:rect></text:p>
      <text:p text:style-name="P3" loext:marker-style-name="T3"/>
      <text:p text:style-name="P3" loext:marker-style-name="T3"/>
      <text:p text:style-name="P3" loext:marker-style-name="T3"/>
      <text:p text:style-name="normal" loext:marker-style-name="T3"><text:span text:style-name="T3">Em testes:</text:span><text:span text:style-name="T3"/></text:p>
      <text:p text:style-name="P3" loext:marker-style-name="T3"/>
      <text:p text:style-name="normal" loext:marker-style-name="T3"><text:span text:style-name="T3">Obter todos os radares separados por velocidade (csv), inclusive sem tag de velocidade:</text:span><text:span text:style-name="T3"/></text:p>
      <text:p text:style-name="P3" loext:marker-style-name="T3"/>
      <text:p text:style-name="P3" loext:marker-style-name="T3"/>
      <text:p text:style-name="P3" loext:marker-style-name="T3"/>
      <text:p text:style-name="P3" loext:marker-style-name="T3"/>
      <text:p text:style-name="normal">[out:csv(::lat,::lon,"maxspeed",::type,::id)][timeout:900];</text:p>
      <text:p text:style-name="normal">{{geocodeArea:Brasil}}-&gt;.searchArea;</text:p>
      <text:p text:style-name="normal">(</text:p>
      <text:p text:style-name="normal"><text:s text:c="2"/>node["highway"="speed_camera"]["maxspeed"="20"](area.searchArea);</text:p>
      <text:p text:style-name="normal"><text:s text:c="2"/>way["highway"="speed_camera"]["maxspeed"="20"](area.searchArea);</text:p>
      <text:p text:style-name="normal"><text:s text:c="2"/>relation["highway"="speed_camera"]["maxspeed"="20"](area.searchArea);</text:p>
      <text:p text:style-name="normal">);</text:p>
      <text:p text:style-name="normal">out body;</text:p>
      <text:p text:style-name="normal">(</text:p>
      <text:p text:style-name="normal"><text:s text:c="2"/>node["highway"="speed_camera"]["maxspeed"="30"](area.searchArea);</text:p>
      <text:p text:style-name="normal"><text:s text:c="2"/>way["highway"="speed_camera"]["maxspeed"="30"](area.searchArea);</text:p>
      <text:p text:style-name="normal"><text:s text:c="2"/>relation["highway"="speed_camera"]["maxspeed"="30"](area.searchArea);</text:p>
      <text:p text:style-name="normal">);</text:p>
      <text:p text:style-name="normal">out body; </text:p>
      <text:p text:style-name="normal">(</text:p>
      <text:p text:style-name="normal"><text:s text:c="2"/>node["highway"="speed_camera"]["maxspeed"="40"](area.searchArea);</text:p>
      <text:p text:style-name="normal"><text:s text:c="2"/>way["highway"="speed_camera"]["maxspeed"="40"](area.searchArea);</text:p>
      <text:p text:style-name="normal"><text:s text:c="2"/>relation["highway"="speed_camera"]["maxspeed"="40"](area.searchArea);</text:p>
      <text:p text:style-name="normal">);</text:p>
      <text:p text:style-name="normal">out body;</text:p>
      <text:p text:style-name="normal">(</text:p>
      <text:p text:style-name="normal"><text:s text:c="2"/>node["highway"="speed_camera"]["maxspeed"="50"](area.searchArea);</text:p>
      <text:p text:style-name="normal"><text:s text:c="2"/>way["highway"="speed_camera"]["maxspeed"="50"](area.searchArea);</text:p>
      <text:p text:style-name="normal"><text:s text:c="2"/>relation["highway"="speed_camera"]["maxspeed"="50"](area.searchArea);</text:p>
      <text:p text:style-name="normal">);</text:p>
      <text:p text:style-name="normal">out body; </text:p>
      <text:p text:style-name="normal">(</text:p>
      <text:p text:style-name="normal"><text:s text:c="2"/>node["highway"="speed_camera"]["maxspeed"="60"](area.searchArea);</text:p>
      <text:p text:style-name="normal"><text:s text:c="2"/>way["highway"="speed_camera"]["maxspeed"="60"](area.searchArea);</text:p>
      <text:p text:style-name="normal"><text:s text:c="2"/>relation["highway"="speed_camera"]["maxspeed"="60"](area.searchArea);</text:p>
      <text:p text:style-name="normal">);</text:p>
      <text:p text:style-name="normal">out body;</text:p>
      <text:p text:style-name="normal">(</text:p>
      <text:p text:style-name="normal"><text:s text:c="2"/>node["highway"="speed_camera"]["maxspeed"="70"](area.searchArea);</text:p>
      <text:p text:style-name="normal"><text:s text:c="2"/>way["highway"="speed_camera"]["maxspeed"="70"](area.searchArea);</text:p>
      <text:p text:style-name="normal"><text:s text:c="2"/>relation["highway"="speed_camera"]["maxspeed"="70"](area.searchArea);</text:p>
      <text:p text:style-name="normal">);</text:p>
      <text:p text:style-name="normal">out body; </text:p>
      <text:p text:style-name="normal">(</text:p>
      <text:p text:style-name="normal"><text:s text:c="2"/>node["highway"="speed_camera"]["maxspeed"="80"](area.searchArea);</text:p>
      <text:p text:style-name="normal"><text:soft-page-break/><text:s text:c="2"/>way["highway"="speed_camera"]["maxspeed"="80"](area.searchArea);</text:p>
      <text:p text:style-name="normal"><text:s text:c="2"/>relation["highway"="speed_camera"]["maxspeed"="80"](area.searchArea);</text:p>
      <text:p text:style-name="normal">);</text:p>
      <text:p text:style-name="normal">out body;</text:p>
      <text:p text:style-name="normal">(</text:p>
      <text:p text:style-name="normal"><text:s text:c="2"/>node["highway"="speed_camera"]["maxspeed"="90"](area.searchArea);</text:p>
      <text:p text:style-name="normal"><text:s text:c="2"/>way["highway"="speed_camera"]["maxspeed"="90"](area.searchArea);</text:p>
      <text:p text:style-name="normal"><text:s text:c="2"/>relation["highway"="speed_camera"]["maxspeed"="90"](area.searchArea);</text:p>
      <text:p text:style-name="normal">);</text:p>
      <text:p text:style-name="normal">out body;</text:p>
      <text:p text:style-name="normal">(</text:p>
      <text:p text:style-name="normal"><text:s text:c="2"/>node["highway"="speed_camera"]["maxspeed"="100"](area.searchArea);</text:p>
      <text:p text:style-name="normal"><text:s text:c="2"/>way["highway"="speed_camera"]["maxspeed"="100"](area.searchArea);</text:p>
      <text:p text:style-name="normal"><text:s text:c="2"/>relation["highway"="speed_camera"]["maxspeed"="100"](area.searchArea);</text:p>
      <text:p text:style-name="normal">);</text:p>
      <text:p text:style-name="normal">out body; </text:p>
      <text:p text:style-name="normal">(</text:p>
      <text:p text:style-name="normal"><text:s text:c="2"/>node["highway"="speed_camera"]["maxspeed"="110"](area.searchArea);</text:p>
      <text:p text:style-name="normal"><text:s text:c="2"/>way["highway"="speed_camera"]["maxspeed"="110"](area.searchArea);</text:p>
      <text:p text:style-name="normal"><text:s text:c="2"/>relation["highway"="speed_camera"]["maxspeed"="110"](area.searchArea);</text:p>
      <text:p text:style-name="normal">);</text:p>
      <text:p text:style-name="normal">out body;</text:p>
      <text:p text:style-name="normal">(</text:p>
      <text:p text:style-name="normal"><text:s text:c="2"/>node["highway"="speed_camera"]["maxspeed"="120"](area.searchArea);</text:p>
      <text:p text:style-name="normal"><text:s text:c="2"/>way["highway"="speed_camera"]["maxspeed"="120"](area.searchArea);</text:p>
      <text:p text:style-name="normal"><text:s text:c="2"/>relation["highway"="speed_camera"]["maxspeed"="120"](area.searchArea);</text:p>
      <text:p text:style-name="normal">);</text:p>
      <text:p text:style-name="normal">out body;</text:p>
      <text:p text:style-name="normal">(</text:p>
      <text:p text:style-name="normal"><text:s text:c="2"/>node["highway"="speed_camera"][!"maxspeed"](area.searchArea);</text:p>
      <text:p text:style-name="normal"><text:s text:c="2"/>way["highway"="speed_camera"][!"maxspeed"](area.searchArea);</text:p>
      <text:p text:style-name="normal"><text:s text:c="2"/>relation["highway"="speed_camera"][!"maxspeed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P3" loext:marker-style-name="T3"/>
      <text:p text:style-name="P3" loext:marker-style-name="T3"/>
      <text:p text:style-name="normal" loext:marker-style-name="T3"><text:span text:style-name="T3">Sem arquivo csv, apenas visual:</text:span><text:span text:style-name="T3"/></text:p>
      <text:p text:style-name="P3" loext:marker-style-name="T3"/>
      <text:p text:style-name="normal" loext:marker-style-name="T3"><text:a xlink:type="simple" xlink:href="http://overpass-turbo.eu/s/JRQ" text:style-name="ListLabel_20_11" text:visited-style-name="ListLabel_20_11"><text:span text:style-name="T8">http://overpass-turbo.eu/s/JRQ</text:span></text:a></text:p>
      <text:p text:style-name="P3" loext:marker-style-name="T3"/>
      <text:p text:style-name="normal">[out:json][timeout:900];</text:p>
      <text:p text:style-name="normal">{{geocodeArea:Brasil}}-&gt;.searchArea;</text:p>
      <text:p text:style-name="normal">(</text:p>
      <text:p text:style-name="normal"><text:s text:c="2"/>node["highway"="speed_camera"](area.searchArea);</text:p>
      <text:p text:style-name="normal"><text:s text:c="2"/>way["highway"="speed_camera"](area.searchArea);</text:p>
      <text:p text:style-name="normal"><text:s text:c="2"/>relation["highway"="speed_camera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P3" loext:marker-style-name="T3"><text:soft-page-break/></text:p>
      <text:p text:style-name="P3" loext:marker-style-name="T3"/>
      <text:p text:style-name="P3" loext:marker-style-name="T3"/>
      <text:p text:style-name="normal" loext:marker-style-name="T3"><text:span text:style-name="T3">Marcos quilometricos de SC:</text:span><text:span text:style-name="T3"/></text:p>
      <text:p text:style-name="normal" loext:marker-style-name="T3"><text:span text:style-name="T3">arquivo csv</text:span><text:span text:style-name="T3"/></text:p>
      <text:p text:style-name="P3" loext:marker-style-name="T3"/>
      <text:p text:style-name="normal" loext:marker-style-name="T3"><text:a xlink:type="simple" xlink:href="http://overpass-turbo.eu/s/K4z" text:style-name="ListLabel_20_11" text:visited-style-name="ListLabel_20_11"><text:span text:style-name="T8">http://overpass-turbo.eu/s/K4z</text:span></text:a></text:p>
      <text:p text:style-name="P3" loext:marker-style-name="T3"/>
      <text:p text:style-name="normal">[out:csv(::lon,::lat,"ref","distance","description",::type,::id)][timeout:900];</text:p>
      <text:p text:style-name="normal">{{geocodeArea:Santa Catarina}}-&gt;.searchArea;</text:p>
      <text:p text:style-name="normal">(</text:p>
      <text:p text:style-name="normal"><text:s text:c="2"/>node["highway"="milestone"](area.searchArea);</text:p>
      <text:p text:style-name="normal"><text:s text:c="2"/>);</text:p>
      <text:p text:style-name="normal">out body;</text:p>
      <text:p text:style-name="normal">&gt;;</text:p>
      <text:p text:style-name="normal">out skel qt;</text:p>
      <text:p text:style-name="P3" loext:marker-style-name="T3"/>
      <text:p text:style-name="P3" loext:marker-style-name="T3"/>
      <text:p text:style-name="normal" loext:marker-style-name="T3"><text:span text:style-name="T3">Todas as ruas municipais com largura maior de 12.99m (as estruturais de Jgs tem 13m)/tá pegando as servidões tb:</text:span><text:span text:style-name="T3"/></text:p>
      <text:p text:style-name="P3" loext:marker-style-name="T3"/>
      <text:p text:style-name="normal" loext:marker-style-name="T3"><text:a xlink:type="simple" xlink:href="https://overpass-turbo.eu/s/KQj" text:style-name="ListLabel_20_11" text:visited-style-name="ListLabel_20_11"><text:span text:style-name="T8">https://overpass-turbo.eu/s/KQj</text:span></text:a></text:p>
      <text:p text:style-name="normal"/>
      <text:p text:style-name="normal">[out:json][timeout:125];</text:p>
      <text:p text:style-name="normal">{{geocodeArea:Jaraguá do Sul}}-&gt;.searchArea;</text:p>
      <text:p text:style-name="normal">(</text:p>
      <text:p text:style-name="normal"><text:s text:c="2"/>way["highway"]["width"](if: t["width"] &gt; 12.99)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normal"><text:a xlink:type="simple" xlink:href="https://overpass-turbo.eu/s/KQk" text:style-name="ListLabel_20_12" text:visited-style-name="ListLabel_20_12"><text:span text:style-name="T9">https://overpass-turbo.eu/s/KQk</text:span></text:a></text:p>
      <text:p text:style-name="normal"/>
      <text:p text:style-name="normal">[out:csv("name")][timeout:250];</text:p>
      <text:p text:style-name="normal">{{geocodeArea:Jaraguá do Sul}}-&gt;.searchArea;</text:p>
      <text:p text:style-name="normal">(</text:p>
      <text:p text:style-name="normal"><text:s text:c="2"/>way["highway"]["name"]["width"](if: t["width"] &gt; 12.99)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>Procura marco km dentro de uma box definida:</text:p>
      <text:p text:style-name="normal"/>
      <text:p text:style-name="normal">https://overpass-turbo.eu/s/KQH</text:p>
      <text:p text:style-name="normal"/>
      <text:p text:style-name="normal"/>
      <text:p text:style-name="normal">[out:json][timeout:900];</text:p>
      <text:p text:style-name="normal">{{geocodeArea:Santa Catarina}}-&gt;.searchArea;</text:p>
      <text:p text:style-name="normal">(</text:p>
      <text:p text:style-name="normal"><text:s text:c="2"/>node["highway"="milestone"]["ref"~"^SC*"](-53.857727,-27.418975,-51.803284,-26.203155);</text:p>
      <text:p text:style-name="normal"><text:s text:c="2"/>node["highway"="milestone"]["description"](-53.857727,-27.418975,-51.803284,-26.203155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normal"/>
      <text:p text:style-name="normal"/>
      <text:p text:style-name="normal">A box foi definida usando:</text:p>
      <text:p text:style-name="normal"/>
      <text:p text:style-name="normal"><text:a xlink:type="simple" xlink:href="http://lxbarth.com/bbox/" text:style-name="ListLabel_20_12" text:visited-style-name="ListLabel_20_12"><text:span text:style-name="T9">http://lxbarth.com/bbox/</text:span></text:a></text:p>
      <text:p text:style-name="normal"/>
      <text:p text:style-name="normal">Use shift + click e arraste sobre o mapa para ter as coordenadas da box</text:p>
      <text:p text:style-name="normal"/>
      <text:p text:style-name="normal"/>
      <text:p text:style-name="normal"/>
      <text:p text:style-name="normal"/>
      <text:p text:style-name="normal">PAra obter as mesorregiões catarinenses:</text:p>
      <text:p text:style-name="normal"/>
      <text:p text:style-name="normal"><text:a xlink:type="simple" xlink:href="https://overpass-turbo.eu/s/KSe" text:style-name="ListLabel_20_12" text:visited-style-name="ListLabel_20_12"><text:span text:style-name="T9">https://overpass-turbo.eu/s/KSe</text:span></text:a></text:p>
      <text:p text:style-name="normal"/>
      <text:p text:style-name="normal">[out:json][timeout:250];</text:p>
      <text:p text:style-name="normal">{{geocodeArea:Santa Catarina}}-&gt;.searchArea;</text:p>
      <text:p text:style-name="normal">(</text:p>
      <text:p text:style-name="normal"><text:s text:c="2"/>relation["admin_level"="5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Para obter os marcos km dentro de uma mesorregião catarinense:</text:p>
      <text:p text:style-name="normal"/>
      <text:p text:style-name="normal">(mesorregião do oeste catarinense)</text:p>
      <text:p text:style-name="normal">https://overpass-turbo.eu/s/KSi</text:p>
      <text:p text:style-name="normal"><text:soft-page-break/></text:p>
      <text:p text:style-name="normal">[out:json][timeout:900];</text:p>
      <text:p text:style-name="normal">{{geocodeArea:mesorregião do oeste catarinense}}-&gt;.searchArea;</text:p>
      <text:p text:style-name="normal">(</text:p>
      <text:p text:style-name="normal"><text:s text:c="2"/>node["highway"="milestone"]["ref"~"^SC*"](area.searchArea);</text:p>
      <text:p text:style-name="normal"><text:s text:c="2"/>node["highway"="milestone"]["description"](area.searchArea);</text:p>
      <text:p text:style-name="normal"/>
      <text:p text:style-name="normal"><text:s text:c="2"/>);</text:p>
      <text:p text:style-name="normal">out body;</text:p>
      <text:p text:style-name="normal">&gt;;</text:p>
      <text:p text:style-name="normal">out skel qt;</text:p>
      <text:p text:style-name="normal"/>
      <text:p text:style-name="normal"/>
      <text:p text:style-name="normal">mesorregião serrana: <text:a xlink:type="simple" xlink:href="https://overpass-turbo.eu/s/KSk" text:style-name="ListLabel_20_12" text:visited-style-name="ListLabel_20_12"><text:span text:style-name="T9">https://overpass-turbo.eu/s/KSk</text:span></text:a></text:p>
      <text:p text:style-name="normal">mesorregião do norte catarinense: <text:s/><text:a xlink:type="simple" xlink:href="https://overpass-turbo.eu/s/KSm" text:style-name="ListLabel_20_12" text:visited-style-name="ListLabel_20_12"><text:span text:style-name="T9">https://overpass-turbo.eu/s/KSm</text:span></text:a></text:p>
      <text:p text:style-name="normal">mesorregião do vale do itajaí: <text:a xlink:type="simple" xlink:href="https://overpass-turbo.eu/s/KSn" text:style-name="ListLabel_20_12" text:visited-style-name="ListLabel_20_12"><text:span text:style-name="T9">https://overpass-turbo.eu/s/KSn</text:span></text:a></text:p>
      <text:p text:style-name="normal">mesorregião da grande florianópolis: <text:a xlink:type="simple" xlink:href="https://overpass-turbo.eu/s/KSo" text:style-name="ListLabel_20_12" text:visited-style-name="ListLabel_20_12"><text:span text:style-name="T9">https://overpass-turbo.eu/s/KSo</text:span></text:a></text:p>
      <text:p text:style-name="normal">mesorregião do sul catarinense: <text:a xlink:type="simple" xlink:href="https://overpass-turbo.eu/s/KSp" text:style-name="ListLabel_20_12" text:visited-style-name="ListLabel_20_12"><text:span text:style-name="T9">https://overpass-turbo.eu/s/KSp</text:span></text:a></text:p>
      <text:p text:style-name="normal">mesorregião do oeste catarinense: <text:a xlink:type="simple" xlink:href="https://overpass-turbo.eu/s/KSi" text:style-name="ListLabel_20_12" text:visited-style-name="ListLabel_20_12"><text:span text:style-name="T9">https://overpass-turbo.eu/s/KSi</text:span></text:a></text:p>
      <text:p text:style-name="normal"/>
      <text:p text:style-name="normal"/>
      <text:p text:style-name="normal">Para obter a mesorregião do oeste catarinense, apartir de uma relação:</text:p>
      <text:p text:style-name="normal">Mesorregião do Oeste Catarinense:</text:p>
      <text:p text:style-name="normal"><text:a xlink:type="simple" xlink:href="https://overpass-turbo.eu/s/KSv" text:style-name="ListLabel_20_12" text:visited-style-name="ListLabel_20_12"><text:span text:style-name="T9">https://overpass-turbo.eu/s/KSv</text:span></text:a></text:p>
      <text:p text:style-name="normal">[out:json];relation(4096471);out geom;</text:p>
      <text:p text:style-name="normal"/>
      <text:p text:style-name="normal"/>
      <text:p text:style-name="normal">Mesorregião do Norte Catarinense:</text:p>
      <text:p text:style-name="normal"><text:a xlink:type="simple" xlink:href="https://www.openstreetmap.org/relation/3871700" text:style-name="ListLabel_20_12" text:visited-style-name="ListLabel_20_12"><text:span text:style-name="T9">https://www.openstreetmap.org/relation/3871700</text:span></text:a></text:p>
      <text:p text:style-name="normal">[out:json];relation(3871700);out geom;</text:p>
      <text:p text:style-name="normal"/>
      <text:p text:style-name="normal"/>
      <text:p text:style-name="normal">Mesorregião Serrana:</text:p>
      <text:p text:style-name="normal"><text:a xlink:type="simple" xlink:href="https://www.openstreetmap.org/relation/4097611" text:style-name="ListLabel_20_12" text:visited-style-name="ListLabel_20_12"><text:span text:style-name="T9">https://www.openstreetmap.org/relation/4097611</text:span></text:a></text:p>
      <text:p text:style-name="normal">[out:json];relation(4097611);out geom;</text:p>
      <text:p text:style-name="normal"/>
      <text:p text:style-name="normal"/>
      <text:p text:style-name="normal">Mesorregião do Sul Catarinense:</text:p>
      <text:p text:style-name="normal"><text:a xlink:type="simple" xlink:href="https://www.openstreetmap.org/relation/4097613" text:style-name="ListLabel_20_12" text:visited-style-name="ListLabel_20_12"><text:span text:style-name="T9">https://www.openstreetmap.org/relation/4097613</text:span></text:a></text:p>
      <text:p text:style-name="normal">[out:json];relation(4097613);out geom;</text:p>
      <text:p text:style-name="normal"/>
      <text:p text:style-name="normal"/>
      <text:p text:style-name="normal">Mesorregião da Grande Florianópolis:</text:p>
      <text:p text:style-name="normal"><text:a xlink:type="simple" xlink:href="https://www.openstreetmap.org/relation/4097612" text:style-name="ListLabel_20_12" text:visited-style-name="ListLabel_20_12"><text:span text:style-name="T9">https://www.openstreetmap.org/relation/4097612</text:span></text:a></text:p>
      <text:p text:style-name="normal">[out:json];relation(4097612);out geom;</text:p>
      <text:p text:style-name="normal"/>
      <text:p text:style-name="normal"/>
      <text:p text:style-name="normal">Mesorregião do Vale do Itajaí:</text:p>
      <text:p text:style-name="normal"><text:a xlink:type="simple" xlink:href="https://www.openstreetmap.org/relation/4097614" text:style-name="ListLabel_20_12" text:visited-style-name="ListLabel_20_12"><text:span text:style-name="T9">https://www.openstreetmap.org/relation/4097614</text:span></text:a></text:p>
      <text:p text:style-name="normal">[out:json];relation(4097614);out geom;</text:p>
      <text:p text:style-name="normal"/>
      <text:p text:style-name="normal"/>
      <text:p text:style-name="normal"><text:soft-page-break/><draw:rect text:anchor-type="as-char" style:rel-width="100%" draw:z-index="7" draw:style-name="gr1" draw:text-style-name="P17" svg:width="17.001cm" svg:height="0.054cm"><text:p/></draw:rect></text:p>
      <text:p text:style-name="normal"/>
      <text:p text:style-name="normal"/>
      <text:p text:style-name="normal">Obtém todos os objetos que possuem addr:city mas o nome é diferente de “Jaraguá do Sul”: (serve para verificar erros de grafia)</text:p>
      <text:p text:style-name="normal"/>
      <text:p text:style-name="normal"><text:a xlink:type="simple" xlink:href="http://overpass-turbo.eu/s/KWT" text:style-name="ListLabel_20_12" text:visited-style-name="ListLabel_20_12"><text:span text:style-name="T9">http://overpass-turbo.eu/s/KWT</text:span></text:a></text:p>
      <text:p text:style-name="normal"/>
      <text:p text:style-name="normal"/>
      <text:p text:style-name="normal">[out:json][timeout:250];</text:p>
      <text:p text:style-name="normal">{{geocodeArea:jaraguá do sul}}-&gt;.searchArea;</text:p>
      <text:p text:style-name="normal">(</text:p>
      <text:p text:style-name="normal"><text:s text:c="2"/>node["addr:city"]["addr:city"!~"Jaraguá do Sul"](area.searchArea);</text:p>
      <text:p text:style-name="normal"><text:s text:c="2"/>way["addr:city"]["addr:city"!~"Jaraguá do Sul"](area.searchArea);</text:p>
      <text:p text:style-name="normal"><text:s text:c="2"/>relation["addr:city"]["addr:city"!~"Jaraguá do Sul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normal"/>
      <text:p text:style-name="normal"><draw:rect text:anchor-type="as-char" style:rel-width="100%" draw:z-index="8" draw:style-name="gr1" draw:text-style-name="P17" svg:width="17.001cm" svg:height="0.054cm"><text:p/></draw:rect></text:p>
      <text:p text:style-name="normal"/>
      <text:p text:style-name="normal"/>
      <text:p text:style-name="normal">Obtém todos os objetos que possuem addr:suburb mas o nome do bairro está cadastrado errado dentro do limite administrativo bairro: (serve para verificar erros de grafia ou objetos cadastrados em bairros errados):</text:p>
      <text:p text:style-name="normal"/>
      <text:p text:style-name="normal"><text:a xlink:type="simple" xlink:href="http://overpass-turbo.eu/s/KWU" text:style-name="ListLabel_20_12" text:visited-style-name="ListLabel_20_12"><text:span text:style-name="T9">http://overpass-turbo.eu/s/KWU</text:span></text:a></text:p>
      <text:p text:style-name="normal"/>
      <text:p text:style-name="normal">[out:json][timeout:250];</text:p>
      <text:p text:style-name="normal">{{geocodeArea:Barra do Rio Cerro,Jaraguá do Sul}}-&gt;.searchArea;</text:p>
      <text:p text:style-name="normal">(</text:p>
      <text:p text:style-name="normal"><text:s text:c="2"/>node["addr:suburb"]["addr:suburb"!~"Barra do Rio Cerro"](area.searchArea);</text:p>
      <text:p text:style-name="normal"><text:s text:c="2"/>way["addr:suburb"]["addr:suburb"!~"Barra do Rio Cerro"](area.searchArea);</text:p>
      <text:p text:style-name="normal"><text:s text:c="2"/>relation["addr:suburb"]["addr:suburb"!~"Barra do Rio Cerro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normal"/>
      <text:p text:style-name="normal"><draw:rect text:anchor-type="as-char" style:rel-width="100%" draw:z-index="9" draw:style-name="gr1" draw:text-style-name="P17" svg:width="17.001cm" svg:height="0.054cm"><text:p/></draw:rect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pedágios no Estado de São Paulo:</text:p>
      <text:p text:style-name="normal">(Nominatim mudou a indexação, chamando primeiro a cidade de São Paulo. A consulta abaixo está chamando apenas a cidade de SP)</text:p>
      <text:p text:style-name="normal"/>
      <text:p text:style-name="normal"><text:a xlink:type="simple" xlink:href="http://overpass-turbo.eu/s/M0K" text:style-name="ListLabel_20_12" text:visited-style-name="ListLabel_20_12"><text:span text:style-name="T9">http://overpass-turbo.eu/s/M0K</text:span></text:a></text:p>
      <text:p text:style-name="normal"/>
      <text:p text:style-name="normal"/>
      <text:p text:style-name="normal">[out:json][timeout:900];</text:p>
      <text:p text:style-name="normal">{{geocodeArea:São Paulo,Brasil}}-&gt;.searchArea;</text:p>
      <text:p text:style-name="normal">(</text:p>
      <text:p text:style-name="normal"><text:s text:c="2"/>node["barrier"="toll_booth"]["charge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normal"/>
      <text:p text:style-name="normal">Assim, a consulta de pedágios foi refeita alterando o geocode e forçando achar o estado de SP através do admin_level=4:</text:p>
      <text:p text:style-name="normal"/>
      <text:p text:style-name="normal"><text:a xlink:type="simple" xlink:href="http://overpass-turbo.eu/s/Md5" text:style-name="ListLabel_20_12" text:visited-style-name="ListLabel_20_12"><text:span text:style-name="T9">http://overpass-turbo.eu/s/Md5</text:span></text:a></text:p>
      <text:p text:style-name="normal"/>
      <text:p text:style-name="normal">[out:json][timeout:900];</text:p>
      <text:p text:style-name="normal">( area[name="São Paulo"][admin_level=4]; )-&gt;.searchArea;</text:p>
      <text:p text:style-name="normal">(</text:p>
      <text:p text:style-name="normal"><text:s text:c="2"/>node["barrier"="toll_booth"]["charge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normal"/>
      <text:p text:style-name="normal">Ficou fácil para achar outros estados como Rio de Janeiro:</text:p>
      <text:p text:style-name="normal"/>
      <text:p text:style-name="normal"><text:a xlink:type="simple" xlink:href="http://overpass-turbo.eu/s/Md6" text:style-name="ListLabel_20_12" text:visited-style-name="ListLabel_20_12"><text:span text:style-name="T9">http://overpass-turbo.eu/s/Md6</text:span></text:a></text:p>
      <text:p text:style-name="normal"><text:soft-page-break/></text:p>
      <text:p text:style-name="normal">[out:json][timeout:900];</text:p>
      <text:p text:style-name="normal">( area[name="Rio de Janeiro"][admin_level=4]; )-&gt;.searchArea;</text:p>
      <text:p text:style-name="normal">(</text:p>
      <text:p text:style-name="normal"><text:s text:c="2"/>node["barrier"="toll_booth"]["charge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Testes:</text:p>
      <text:p text:style-name="normal"/>
      <text:p text:style-name="normal"/>
      <text:p text:style-name="normal">[out:json][timeout:900];</text:p>
      <text:p text:style-name="normal">( area[name="São Paulo"][admin_level=4]; )-&gt;.searchArea;</text:p>
      <text:p text:style-name="normal">(</text:p>
      <text:p text:style-name="normal"><text:s text:c="2"/>way["building"="roof"]["layer"="1"]["name"~"^Pedágio*"](area.searchArea);</text:p>
      <text:p text:style-name="normal">);</text:p>
      <text:p text:style-name="normal">out body;</text:p>
      <text:p text:style-name="normal">&gt;;</text:p>
      <text:p text:style-name="normal">out;</text:p>
      <text:p text:style-name="normal"/>
      <text:p text:style-name="normal"/>
      <text:p text:style-name="normal">[out:csv("name",::id)][timeout:900];</text:p>
      <text:p text:style-name="normal">( area[name="São Paulo"][admin_level=4]; )-&gt;.searchArea;</text:p>
      <text:p text:style-name="normal">(</text:p>
      <text:p text:style-name="normal"><text:s text:c="2"/>way["building"="roof"]["layer"="1"]["name"~"^Pedágio*"](area.searchArea);</text:p>
      <text:p text:style-name="normal">);</text:p>
      <text:p text:style-name="normal">out body;</text:p>
      <text:p text:style-name="normal">&gt;;</text:p>
      <text:p text:style-name="normal">out;</text:p>
      <text:p text:style-name="normal"/>
      <text:p text:style-name="normal"/>
      <text:p text:style-name="normal">PEsquisa das vias de mãos únicas de Jaraguá:</text:p>
      <text:p text:style-name="normal">(exclui algumas vias da pesquisa)</text:p>
      <text:p text:style-name="normal"/>
      <text:p text:style-name="normal">https://overpass-turbo.eu/s/Mtr</text:p>
      <text:p text:style-name="normal"/>
      <text:p text:style-name="normal"/>
      <text:p text:style-name="normal">[out:json][timeout:100];</text:p>
      <text:p text:style-name="normal">{{geocodeArea:Jaraguá do Sul}}-&gt;.searchArea;</text:p>
      <text:p text:style-name="normal">// gather results</text:p>
      <text:p text:style-name="normal">(</text:p>
      <text:p text:style-name="normal"><text:s text:c="2"/>way["oneway"="yes"]["highway"!~"^(construction|cycleway|footway|path|proposed|service|track)$"]</text:p>
      <text:p text:style-name="normal"><text:soft-page-break/>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Pesquisa todas as vias com nome “Servidão” e mostra a largura da via e se tem sidewalk cadastrado:</text:p>
      <text:p text:style-name="normal"/>
      <text:p text:style-name="normal"><text:a xlink:type="simple" xlink:href="http://overpass-turbo.eu/s/OeY" text:style-name="ListLabel_20_12" text:visited-style-name="ListLabel_20_12"><text:span text:style-name="T9">http://overpass-turbo.eu/s/OeY</text:span></text:a></text:p>
      <text:p text:style-name="normal"/>
      <text:p text:style-name="normal"/>
      <text:p text:style-name="normal">[out:csv("name","width","sidewalk",::id)][timeout:900];</text:p>
      <text:p text:style-name="normal">{{geocodeArea:jaraguá do sul}}-&gt;.searchArea;</text:p>
      <text:p text:style-name="normal">(</text:p>
      <text:p text:style-name="normal">way["name"~"^Servidão*"](area.searchArea);</text:p>
      <text:p text:style-name="normal"><text:s text:c="2"/>);</text:p>
      <text:p text:style-name="normal">out meta;</text:p>
      <text:p text:style-name="normal">&gt;;</text:p>
      <text:p text:style-name="normal">out meta qt;</text:p>
      <text:p text:style-name="normal"/>
      <text:p text:style-name="normal">---------------------------------------------------------------------------------------</text:p>
      <text:p text:style-name="normal"/>
      <text:p text:style-name="normal">vias sem sidewalk:width</text:p>
      <text:p text:style-name="normal"><text:a xlink:type="simple" xlink:href="https://overpass-turbo.eu/s/Ofa" text:style-name="ListLabel_20_12" text:visited-style-name="ListLabel_20_12"><text:span text:style-name="T9">https://overpass-turbo.eu/s/Ofa</text:span></text:a></text:p>
      <text:p text:style-name="normal"/>
      <text:p text:style-name="normal"/>
      <text:p text:style-name="normal">[out:json][timeout:250];</text:p>
      <text:p text:style-name="normal">{{geocodeArea:Jaraguá do Sul}}-&gt;.searchArea;</text:p>
      <text:p text:style-name="normal">(</text:p>
      <text:p text:style-name="normal"><text:s text:c="2"/>way["highway"]["highway"!~"^(construction|cycleway|footway|path|proposed|service|track)$"]</text:p>
      <text:p text:style-name="normal"><text:s text:c="2"/>[!"sidewalk:width"]</text:p>
      <text:p text:style-name="normal"><text:s text:c="2"/>(area.searchArea);</text:p>
      <text:p text:style-name="normal"><text:s text:c="2"/>);</text:p>
      <text:p text:style-name="normal">out body;</text:p>
      <text:p text:style-name="normal">&gt;;</text:p>
      <text:p text:style-name="normal">out skel qt;</text:p>
      <text:p text:style-name="normal"/>
      <text:p text:style-name="normal">-----------------------------------------------------------------------------------</text:p>
      <text:p text:style-name="normal">vias sem sidewalk</text:p>
      <text:p text:style-name="normal"><text:a xlink:type="simple" xlink:href="https://overpass-turbo.eu/s/Ofc" text:style-name="ListLabel_20_12" text:visited-style-name="ListLabel_20_12"><text:span text:style-name="T9">https://overpass-turbo.eu/s/Ofc</text:span></text:a></text:p>
      <text:p text:style-name="normal"/>
      <text:p text:style-name="normal"/>
      <text:p text:style-name="normal">[out:json][timeout:250];</text:p>
      <text:p text:style-name="normal"><text:soft-page-break/>{{geocodeArea:Jaraguá do Sul}}-&gt;.searchArea;</text:p>
      <text:p text:style-name="normal">(</text:p>
      <text:p text:style-name="normal"><text:s text:c="2"/>way["highway"]["highway"!~"^(construction|cycleway|footway|path|proposed|service|track)$"]</text:p>
      <text:p text:style-name="normal"><text:s text:c="2"/>[!"sidewalk"]</text:p>
      <text:p text:style-name="normal"><text:s text:c="2"/>(area.searchArea);</text:p>
      <text:p text:style-name="normal"><text:s text:c="2"/>);</text:p>
      <text:p text:style-name="normal">out body;</text:p>
      <text:p text:style-name="normal">&gt;;</text:p>
      <text:p text:style-name="normal">out skel qt;</text:p>
      <text:p text:style-name="normal"/>
      <text:p text:style-name="normal"/>
      <text:p text:style-name="normal">Pedágios de um estado, sem a tag Direction:</text:p>
      <text:p text:style-name="normal"/>
      <text:p text:style-name="normal">https://overpass-turbo.eu/s/Ryb</text:p>
      <text:p text:style-name="normal"/>
      <text:p text:style-name="normal"/>
      <text:p text:style-name="normal">[out:json][timeout:250];</text:p>
      <text:p text:style-name="normal">{{geocodeArea:Paraná}}-&gt;.searchArea;</text:p>
      <text:p text:style-name="normal">(</text:p>
      <text:p text:style-name="normal"><text:s text:c="3"/>node["barrier"="toll_booth"][!"direction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normal">Pesquisar pedágios de um estado, sem a tag direction:</text:p>
      <text:p text:style-name="normal"><text:a xlink:type="simple" xlink:href="http://overpass-turbo.eu/s/Ryh" text:style-name="ListLabel_20_12" text:visited-style-name="ListLabel_20_12"><text:span text:style-name="T9">http://overpass-turbo.eu/s/Ryh</text:span></text:a></text:p>
      <text:p text:style-name="normal"/>
      <text:p text:style-name="normal">[out:json][timeout:900];</text:p>
      <text:p text:style-name="normal">( area[name="São Paulo"][admin_level=4]; )-&gt;.searchArea;</text:p>
      <text:p text:style-name="normal">(</text:p>
      <text:p text:style-name="normal"><text:s text:c="2"/>node["barrier"="toll_booth"]["charge"][!"direction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normal"/>
      <text:p text:style-name="normal">Pedágios do Brasil sem direction:</text:p>
      <text:p text:style-name="normal"/>
      <text:p text:style-name="normal"><text:a xlink:type="simple" xlink:href="http://overpass-turbo.eu/s/Ryi" text:style-name="ListLabel_20_12" text:visited-style-name="ListLabel_20_12"><text:span text:style-name="T9">http://overpass-turbo.eu/s/Ryi</text:span></text:a></text:p>
      <text:p text:style-name="normal"/>
      <text:p text:style-name="normal">[out:json][timeout:900];</text:p>
      <text:p text:style-name="normal">( area[name="Brasil"][admin_level=2]; )-&gt;.searchArea;</text:p>
      <text:p text:style-name="normal">(</text:p>
      <text:p text:style-name="normal"><text:s text:c="2"/>node["barrier"="toll_booth"]["charge"][!"direction"](area.searchArea);</text:p>
      <text:p text:style-name="normal">);</text:p>
      <text:p text:style-name="normal">out body;</text:p>
      <text:p text:style-name="normal">&gt;;</text:p>
      <text:p text:style-name="normal">out skel qt;</text:p>
      <text:p text:style-name="normal"/>
      <text:p text:style-name="normal"/>
      <text:p text:style-name="normal"><text:soft-page-break/></text:p>
      <text:p text:style-name="normal">xxxxxxxxxxxxxxxxxxxxxxxxxxxxxxxxxxxxxxxxxxxxxxxxxxxxxxxxxxxxxxxxxxxxxxx</text:p>
      <text:p text:style-name="normal"/>
      <text:p text:style-name="normal">Pedágios do Brasil, sem a tag direction, em vias de mão única:</text:p>
      <text:p text:style-name="normal"/>
      <text:p text:style-name="normal"><text:a xlink:type="simple" xlink:href="https://overpass-turbo.eu/s/RH9" text:style-name="ListLabel_20_12" text:visited-style-name="ListLabel_20_12"><text:span text:style-name="T9">https://overpass-turbo.eu/s/RH9</text:span></text:a></text:p>
      <text:p text:style-name="normal"/>
      <text:p text:style-name="normal">area[name="Brasil"]-&gt;.a;</text:p>
      <text:p text:style-name="normal">node["barrier"="toll_booth"][!"direction"](area.a);</text:p>
      <text:p text:style-name="normal" loext:marker-style-name="T14">way(bn)["highway"]<text:span text:style-name="T14">["oneway"="yes"];</text:span><text:span text:style-name="T14"/></text:p>
      <text:p text:style-name="normal">node(w)["barrier"="toll_booth"][!"direction"];</text:p>
      <text:p text:style-name="normal">out skel;</text:p>
      <text:p text:style-name="normal"/>
      <text:p text:style-name="normal">xxxxxxxxxxxxxxxxxxxxxxxxxxxxxxxxxxxxxxxxxxxxxxxxxxxxxxxxxxxxxxxxxxxxx</text:p>
      <text:p text:style-name="normal"/>
      <text:p text:style-name="normal">Pedágios do Brasil, sem a tag direction, em vias de mão dupla:</text:p>
      <text:p text:style-name="normal">(sem a tag oneway, mas também não pega as tag oneway=no)</text:p>
      <text:p text:style-name="normal"/>
      <text:p text:style-name="normal"><text:a xlink:type="simple" xlink:href="https://overpass-turbo.eu/s/RHc" text:style-name="ListLabel_20_12" text:visited-style-name="ListLabel_20_12"><text:span text:style-name="T9">https://overpass-turbo.eu/s/RHc</text:span></text:a></text:p>
      <text:p text:style-name="normal"/>
      <text:p text:style-name="normal">area[name="Brasil"]-&gt;.a;</text:p>
      <text:p text:style-name="normal">node["barrier"="toll_booth"][!"direction"](area.a);</text:p>
      <text:p text:style-name="normal" loext:marker-style-name="T14">way(bn)["highway"]<text:span text:style-name="T14">[!"oneway"];</text:span><text:span text:style-name="T14"/></text:p>
      <text:p text:style-name="normal">node(w)["barrier"="toll_booth"][!"direction"];</text:p>
      <text:p text:style-name="normal">out skel;</text:p>
      <text:p text:style-name="normal"/>
      <text:p text:style-name="normal">Precisa fazer um k-v pra tirar as oneway=yes de todas as outras vias (oneway=*) ou incluir (oneway=no) para pesquisar</text:p>
      <text:p text:style-name="normal"/>
      <text:p text:style-name="normal"/>
      <text:p text:style-name="normal">xxxxxxxxxxxxxxxxxxxxxxxxxxxxxxxxxxxxxxxxxxxxxxxxxxxxxxxxxxxxxxxxxxxxx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Pedágios do Brasil, que tem um telhado (building=roof) no entorno de 30m:</text:p>
      <text:p text:style-name="normal"/>
      <text:p text:style-name="normal"><text:a xlink:type="simple" xlink:href="http://overpass-turbo.eu/s/110X" text:style-name="ListLabel_20_12" text:visited-style-name="ListLabel_20_12"><text:span text:style-name="T9">http://overpass-turbo.eu/s/110X</text:span></text:a></text:p>
      <text:p text:style-name="normal"/>
      <text:p text:style-name="normal"/>
      <text:p text:style-name="normal">[out:json][timeout:900];</text:p>
      <text:p text:style-name="normal">{{geocodeArea:Brasil}}-&gt;.searchArea;</text:p>
      <text:p text:style-name="normal"/>
      <text:p text:style-name="normal">// localiza os pontos de pedagios</text:p>
      <text:p text:style-name="normal">(</text:p>
      <text:p text:style-name="normal"><text:s text:c="2"/>node[barrier=toll_booth][charge](area.searchArea);</text:p>
      <text:p text:style-name="normal">)-&gt;.pedag;</text:p>
      <text:p text:style-name="normal"/>
      <text:p text:style-name="normal">// localiza os telhados proximos 30m de pontos de pedagios</text:p>
      <text:p text:style-name="normal">(</text:p>
      <text:p text:style-name="normal"><text:soft-page-break/><text:s text:c="2"/>node[building=roof](around.pedag:30);</text:p>
      <text:p text:style-name="normal"><text:s text:c="2"/>way[building=roof](around.pedag:30);</text:p>
      <text:p text:style-name="normal">);</text:p>
      <text:p text:style-name="normal"/>
      <text:p text:style-name="normal">out body;</text:p>
      <text:p text:style-name="normal">&gt;;</text:p>
      <text:p text:style-name="normal">out skel qt;</text:p>
      <text:p text:style-name="normal"/>
      <text:p text:style-name="normal"/>
      <text:p text:style-name="normal"/>
      <text:p text:style-name="normal">xxxxxxxxxxxxxxxxxxxxxxxxxxxxxxxxxxxxxxxxxxxxxxxxxxxxxxxxxxxxxxxxxxxxx</text:p>
      <text:p text:style-name="normal"/>
      <text:p text:style-name="normal">´pontos de pedágios do brasil:</text:p>
      <text:p text:style-name="normal"/>
      <text:p text:style-name="normal"><text:a xlink:type="simple" xlink:href="http://overpass-turbo.eu/s/110Y" text:style-name="ListLabel_20_12" text:visited-style-name="ListLabel_20_12"><text:span text:style-name="T9">http://overpass-turbo.eu/s/110Y</text:span></text:a></text:p>
      <text:p text:style-name="normal"/>
      <text:p text:style-name="normal">[out:json][timeout:900];</text:p>
      <text:p text:style-name="normal">{{geocodeArea:Brasil}}-&gt;.searchArea;</text:p>
      <text:p text:style-name="normal"/>
      <text:p text:style-name="normal">// localiza os pontos de pedagios</text:p>
      <text:p text:style-name="normal">(</text:p>
      <text:p text:style-name="normal"><text:s text:c="2"/>node[barrier=toll_booth][charge](area.searchArea);</text:p>
      <text:p text:style-name="normal">);</text:p>
      <text:p text:style-name="normal"/>
      <text:p text:style-name="normal">out body;</text:p>
      <text:p text:style-name="normal">&gt;;</text:p>
      <text:p text:style-name="normal">out skel qt;</text:p>
      <text:p text:style-name="normal"/>
      <text:p text:style-name="normal"/>
      <text:p text:style-name="P15"/>
      <text:p text:style-name="P16"/>
      <text:p text:style-name="P14"><text:span text:style-name="T18">essa lista de consultas overpass pode ser encontrada no site; </text:span><text:a xlink:type="simple" xlink:href="http://overpassexemplo.mapaslivre.com.br/" text:style-name="Internet_20_link" text:visited-style-name="Visited_20_Internet_20_Link"><text:span text:style-name="T22">http://overpassexemplo.mapaslivre.com.br</text:span></text:a></text:p>
      <text:p text:style-name="P15"/>
      <text:p text:style-name="P14"/>
      <text:p text:style-name="normal"/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ListLabel_20_1" style:display-name="ListLabel 1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ff0000" loext:opacity="100%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1" style:display-name="ListLabel 11" style:family="text">
      <style:text-properties fo:color="#1155cc" loext:opacity="100%" style:text-underline-style="solid" style:text-underline-width="auto" style:text-underline-color="font-color" fo:font-weight="bold" style:font-weight-asian="bold"/>
    </style:style>
    <style:style style:name="ListLabel_20_12" style:display-name="ListLabel 12" style:family="text">
      <style:text-properties fo:color="#1155cc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4T15:35:54.246595117</dc:date>
    <meta:editing-duration>PT8M1S</meta:editing-duration>
    <meta:editing-cycles>1</meta:editing-cycles>
    <meta:document-statistic meta:table-count="0" meta:image-count="0" meta:object-count="0" meta:page-count="43" meta:paragraph-count="1434" meta:word-count="4095" meta:character-count="50012" meta:non-whitespace-character-count="46668"/>
    <meta:generator>LibreOffice/24.2.7.2$Linux_X86_64 LibreOffice_project/420$Build-2</meta:generator>
  </office:meta>
</office:document-meta>
</file>